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1982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 ENTRO E STADUAL DE E DUCAÇÃO T ECNOLÓGICA P AULA</text:p>
      <text:p text:style-name="P1">S OUZA</text:p>
      <text:p text:style-name="P1">F ACULDADE DE T ECNOLOGIA DE L INS P ROF . A NTÔNIO S EABRA</text:p>
      <text:p text:style-name="P1">C URSO S UPERIOR DE T ECNOLOGIA EM B ANCO DE D ADOS</text:p>
      <text:p text:style-name="P1">JOÃO OTÁVIO DE ALMEIDA</text:p>
      <text:p text:style-name="P1">SERGIO RICARDO OKAMOTO</text:p>
      <text:p text:style-name="P1">DESENVOLVIMENTO DE UM SITE PARA COMÉRCIO ELETRÔNICO</text:p>
      <text:p text:style-name="P1">E-INGRESSO</text:p>
      <text:p text:style-name="P1">LINS/SP</text:p>
      <text:p text:style-name="P1">2o SEMESTRE/2013</text:p>
      <text:p text:style-name="P1"/>
      <text:p text:style-name="P1"/>
      <text:p text:style-name="P1">C ENTRO E STADUAL DE E DUCAÇÃO T ECNOLÓGICA P AULA</text:p>
      <text:p text:style-name="P1">S OUZA</text:p>
      <text:p text:style-name="P1">F ACULDADE DE T ECNOLOGIA DE L INS P ROF . A NTÔNIO S EABRA</text:p>
      <text:p text:style-name="P1">C URSO S UPERIOR DE T ECNOLOGIA EM B ANCO DE D ADOS</text:p>
      <text:p text:style-name="P1">JOÃO OTÁVIO DE ALMEIDA</text:p>
      <text:p text:style-name="P1">SERGIO RICARDO OKAMOTO</text:p>
      <text:p text:style-name="P1">DESENVOLVIMENTO DE UM SITE PARA COMÉRCIO ELETRÔNICO</text:p>
      <text:p text:style-name="P1">E-INGRESSO</text:p>
      <text:p text:style-name="P1">Trabalho de conclusão de curso apresentado à</text:p>
      <text:p text:style-name="P1">Faculdade de Tecnologia de Lins Prof. Antônio</text:p>
      <text:p text:style-name="P1">Seabra para obtenção do título de tecnólogo em</text:p>
      <text:p text:style-name="P1">banco de dados.</text:p>
      <text:p text:style-name="P1">Orientador: Prof. Me. Fábio Lúcio Meira</text:p>
      <text:p text:style-name="P1"/>
      <text:p text:style-name="P1">Dedicamos este trabalho as nossas famílias que</text:p>
      <text:p text:style-name="P1">nos apoiaram desde o início, aos colegas de</text:p>
      <text:p text:style-name="P1">classe com quem passamos ótimos momentos e a</text:p>
      <text:p text:style-name="P1">todos que fizeram parte das nossas vidas durante</text:p>
      <text:p text:style-name="P1">os últimos três anos e nos ajudaram a cumprir</text:p>
      <text:p text:style-name="P1">nossos objetivos.</text:p>
      <text:p text:style-name="P1"/>
      <text:p text:style-name="P1">AGRADECIMENTOS</text:p>
      <text:p text:style-name="P1">Ao completar uma etapa de minha vida profissional muito importante e cheia</text:p>
      <text:p text:style-name="P1">de obstáculos que foram superados com sucesso, gostaria de deixar os meus</text:p>
      <text:p text:style-name="P1">sinceros agradecimentos ao coordenador do curso Professor Me. Anderson Pazin e</text:p>
      <text:p text:style-name="P1">ao Professor Me Mário Henrique de Souza Pardo cujas disciplinas nos ajudaram a</text:p>
      <text:p text:style-name="P1">conseguir desenvolver o nosso projeto, ao orientador Professor Me. Fábio Lúcio</text:p>
      <text:p text:style-name="P1">Meira que nos auxiliou e nos fez acreditar que o trabalho ainda pode se tornar muito</text:p>
      <text:p text:style-name="P1">maior do que esperávamos.</text:p>
      <text:p text:style-name="P1">Em especial, quero agradecer ao Professor Júlio Fernando Lieira que abraçou</text:p>
      <text:p text:style-name="P1">a causa de treinar as equipes da maratona de programação que com muita</text:p>
      <text:p text:style-name="P1">confiança conseguimos algumas conquistas não só para nós alunos, mas para a</text:p>
      <text:p text:style-name="P1">FATEC e o curso de informática. E aos professores da FATEC: Adriana de Bortoli</text:p>
      <text:p text:style-name="P1">Adriano Bezerra, Adriano Marques, Alexandre Ponce, Gisele Molina, Luciane</text:p>
      <text:p text:style-name="P1">Noronha, Luís Fernando, Paulo Nardi, Renato Barros que de alguma forma</text:p>
      <text:p text:style-name="P1">conseguiram mostrar que existe muito conhecimento a ser alcançado pela frente.</text:p>
      <text:p text:style-name="P1">João Otávio de Almeida</text:p>
      <text:p text:style-name="P1"/>
      <text:p text:style-name="P1">AGRADECIMENTOS</text:p>
      <text:p text:style-name="P1">Primeiramente a Deus que me meu forças, coragem e paciência para</text:p>
      <text:p text:style-name="P1"><text:soft-page-break/>enfrentar mais esse desafio em minha vida.</text:p>
      <text:p text:style-name="P1">Ao diretor Dr. Luciano Soares de Souza e ao coordenador Profo Me. Anderson</text:p>
      <text:p text:style-name="P1">Pazin, que garantiram o bom desenvolvimento do curso e que fossem supridas</text:p>
      <text:p text:style-name="P1">todas as necessidades dos alunos.</text:p>
      <text:p text:style-name="P1">Ao orientador Profo Me. Fabio Lúcio Meira por todo conhecimento e</text:p>
      <text:p text:style-name="P1">orientação que nos foi dada durante as aulas e o desenvolvimento do projeto, e</text:p>
      <text:p text:style-name="P1">também pelo puxão de orelha via facebook, na única noite que relaxamos um pouco.</text:p>
      <text:p text:style-name="P1">Aos professores com os quais muito aprendi durante todo o curso e um</text:p>
      <text:p text:style-name="P1">agradecimento especial aos professores Alexandre Ponce, Julio Lieira, Paulo Nardi,</text:p>
      <text:p text:style-name="P1">Gisele Molina e Anderson Pazin.</text:p>
      <text:p text:style-name="P1">Ao parceiro de projeto e amigo João Otávio que idealizou tudo e que sempre</text:p>
      <text:p text:style-name="P1">me ajudou nos trabalhos e me mantinha acordado durante as aulas.</text:p>
      <text:p text:style-name="P1">Ao meu pai Pedro e minha mãe Elena, por tudo que fizeram por mim, pelo</text:p>
      <text:p text:style-name="P1">apoio, simplicidade, exemplos que contribuíram na formação do meu caráter.</text:p>
      <text:p text:style-name="P1">A minha irmã Silvia, por ter me ajudado em muitos trabalhos quando o</text:p>
      <text:p text:style-name="P1">português me falta.</text:p>
      <text:p text:style-name="P1">Aos meus amigos/irmãos Gilmar, João, Cleberton, Igor, Herbert, Yuri e Pedro</text:p>
      <text:p text:style-name="P1">A., que muito me ajudaram com apoio, conselhos e com os quais sempre me divirto</text:p>
      <text:p text:style-name="P1">muito, amigos esses que nunca esquecerei.</text:p>
      <text:p text:style-name="P1">Aos amigos especiais Deise, Dominik, Ariadne, Gabriella, Cristina, Rebeca,</text:p>
      <text:p text:style-name="P1">Tati Koga, Eliane e Veronica, que apesar do pouco tempo de convivência, sempre</text:p>
      <text:p text:style-name="P1">me proporcionaram bons momentos e sempre estarão em minhas memórias e meu</text:p>
      <text:p text:style-name="P1">coração.</text:p>
      <text:p text:style-name="P1">E a todos aqueles que de alguma forma ajudaram no desenvolvimento do</text:p>
      <text:p text:style-name="P1">trabalho.</text:p>
      <text:p text:style-name="P1">Sergio Ricardo Okamoto</text:p>
      <text:p text:style-name="P1"/>
      <text:p text:style-name="P1">RESUMO</text:p>
      <text:p text:style-name="P1">Com a expansão das lojas virtuais presentes na internet e visando mais facilidade</text:p>
      <text:p text:style-name="P1">para que os promotores de eventos divulguem seus trabalhos, o mercado de</text:p>
      <text:p text:style-name="P1">ingressos na web cresceu significativamente nos últimos meses e a partir daí alguns</text:p>
      <text:p text:style-name="P1">desenvolvedores de sites estão se especializando em áreas de venda como esta. O</text:p>
      <text:p text:style-name="P1">presente trabalho visa projetar e desenvolver um site onde será possível que esses</text:p>
      <text:p text:style-name="P1">empresários possam divulgar seus eventos e os clientes possam realizar suas</text:p>
      <text:p text:style-name="P1">compras on-line, sendo assim, não há necessidade dos clientes se locomoverem até</text:p>
      <text:p text:style-name="P1">um ponto de venda. O desenvolvimento deste projeto se justifica pelo fato de que o</text:p>
      <text:p text:style-name="P1">site de vendas pode se tornar em uma importante ferramenta de marketing,</text:p>
      <text:p text:style-name="P1">aumentando a área de divulgação dos eventos e consequentemente atraindo mais</text:p>
      <text:p text:style-name="P1">clientes. Para a realização deste trabalho foram realizadas pesquisas das</text:p>
      <text:p text:style-name="P1">ferramentas que seriam utilizadas e também uma análise nos serviços já existentes</text:p>
      <text:p text:style-name="P1">no mercado para a comparação dos recursos que seriam implantados no protótipo a</text:p>
      <text:p text:style-name="P1">ser desenvolvido. Realizou-se também a modelagem do sistema onde é descrito o</text:p>
      <text:p text:style-name="P1">seu funcionamento na forma de diagramas no quarto capítulo deste trabalho. Com</text:p>
      <text:p text:style-name="P1">projeto funcional desenvolvido, são apresentadas as interfaces com o usuário e a</text:p>
      <text:p text:style-name="P1">explicação das funcionalidades que estão presentes no sistema bem como a</text:p>
      <text:p text:style-name="P1">apresentação dos resultados obtidos a partir do desenvolvimento deste trabalho e as</text:p>
      <text:p text:style-name="P1">conclusões que mostram a viabilidade de implantar um projeto como este em um</text:p>
      <text:p text:style-name="P1">ambiente corporativo.</text:p>
      <text:p text:style-name="P1">Palavras-chave: Comércio eletrônico. Venda de ingressos. Eventos. E-commerce.</text:p>
      <text:p text:style-name="P1">Divulgação.</text:p>
      <text:p text:style-name="P1"/>
      <text:p text:style-name="P1">ABSTRACT</text:p>
      <text:p text:style-name="P1"><text:soft-page-break/>In view of then expansion of virtual stores on the internet and in order to more easily</text:p>
      <text:p text:style-name="P1">for event promoters to advertise their works, ticket sales in the web grew significantly</text:p>
      <text:p text:style-name="P1">last months, from then web developers are specializing in areas like this. This work</text:p>
      <text:p text:style-name="P1">aims to design and develop a website where the businessman can publicize their</text:p>
      <text:p text:style-name="P1">events and consumers to make purchases online, in this way, is no need for</text:p>
      <text:p text:style-name="P1">customers go to selling points. The development of this work is justified by the fact</text:p>
      <text:p text:style-name="P1">that sales site, can be an important tool for marketing, increasing area of disclosure</text:p>
      <text:p text:style-name="P1">of the events consequently attract more consumers. To do this work, research has</text:p>
      <text:p text:style-name="P1">been done about the tools that would be used and also an analysis of already</text:p>
      <text:p text:style-name="P1">existing services for compare the resources that would be deployed in the prototype.</text:p>
      <text:p text:style-name="P1">Was also performed system modeling where is described its functioning in form of</text:p>
      <text:p text:style-name="P1">diagrams at fourth chapter in this work. With working project developed, are</text:p>
      <text:p text:style-name="P1">presented interfaces for interaction with users and explain of the features present in</text:p>
      <text:p text:style-name="P1">system and also the obtained results from the development of the system. Finally is</text:p>
      <text:p text:style-name="P1">presented the findings show the feasibility of implementing such a project in a</text:p>
      <text:p text:style-name="P1">corporate environment.</text:p>
      <text:p text:style-name="P1">Keywords: e-commerce. Ticket sales. Events. Disclosure.</text:p>
      <text:p text:style-name="P1"/>
      <text:p text:style-name="P1"/>
      <text:p text:style-name="P1">LISTA DE ILUSTRAÇÕES</text:p>
      <text:p text:style-name="P1">Figura 2.1 - Login do usuário no site ingressofacil.com ............................................ 25</text:p>
      <text:p text:style-name="P1">Figura 2.2 - Pagina inicial de Ingresso Rápido. ......................................................... 26</text:p>
      <text:p text:style-name="P1">Figura 2.3 - Página inicial de Ingresso.com............................................................... 26</text:p>
      <text:p text:style-name="P1">Figura 2.4 - Diagrama de casos de uso .................................................................... 29</text:p>
      <text:p text:style-name="P1">Figura 2.5 - Diagrama de classes .............................................................................. 30</text:p>
      <text:p text:style-name="P1">Figura 2.6 - Modelo lógico do banco de dados.......................................................... 31</text:p>
      <text:p text:style-name="P1">Figura 2.7 - Modelo físico do banco de dados........................................................... 31</text:p>
      <text:p text:style-name="P1">Figura 2.8- Diagrama de atividades - Gerar relatórios .............................................. 33</text:p>
      <text:p text:style-name="P1">Figura 2.9 - Diagrama MVC: Gerar relatórios ............................................................ 33</text:p>
      <text:p text:style-name="P1">Figura 2.10 - Diagrama de sequência: Gerar relatórios. ........................................... 34</text:p>
      <text:p text:style-name="P1">Figura 2.11 - Diagrama de atividades: Manter eventos ............................................. 34</text:p>
      <text:p text:style-name="P1">Figura 2.12 - Diagrama MVC: Manter eventos. ......................................................... 35</text:p>
      <text:p text:style-name="P1">Figura 2.13 - Diagrama de sequência: Manter evento - Inserir Evento. .................... 35</text:p>
      <text:p text:style-name="P1">Figura 2.14 - Diagrama de sequência: Manter evento - Alterar evento. .................... 36</text:p>
      <text:p text:style-name="P1">Figura 2.15 - Diagrama de sequência: Manter evento - Excluir evento. .................... 36</text:p>
      <text:p text:style-name="P1">Figura 2.16 - Diagrama de atividades: Manter conta ................................................. 37</text:p>
      <text:p text:style-name="P1">Figura 2.17 - Diagrama MVC: Manter conta. ............................................................. 37</text:p>
      <text:p text:style-name="P1">Figura 2.18 - Diagrama de sequência: Manter conta - Inserir nova conta. ................ 38</text:p>
      <text:p text:style-name="P1">Figura 2.19 - Diagrama de sequência: Manter conta - Alterar dados. ....................... 38</text:p>
      <text:p text:style-name="P1">Figura 2.20 - Diagrama de atividades: Consultar eventos. ........................................ 39</text:p>
      <text:p text:style-name="P1">Figura 2.21 - Diagrama MVC: Consultar evento. ....................................................... 39</text:p>
      <text:p text:style-name="P1">Figura 2.22 - Diagrama de sequência: Consultar evento. ......................................... 40</text:p>
      <text:p text:style-name="P1">Figura 2.23 - Diagrama de atividades: Manter carrinho ............................................ 40</text:p>
      <text:p text:style-name="P1">Figura 2.24 - Diagrama MVC: Manter carrinho. ......................................................... 41</text:p>
      <text:p text:style-name="P1">Figura 2.25 - Diagrama de sequência: Manter carrinho. ........................................... 41</text:p>
      <text:p text:style-name="P1">Figura 2.26 - Diagrama de atividades: Efetuar compra. ............................................ 42</text:p>
      <text:p text:style-name="P1">Figura 2.27 - Diagrama MVC: Efetuar compra. ......................................................... 42</text:p>
      <text:p text:style-name="P1">Figura 2.28 - Diagrama de sequencia: Efetuar compra. ............................................ 43</text:p>
      <text:p text:style-name="P1">Figura 2.29 - Diagrama de atividades: Gerar pagamento ......................................... 43</text:p>
      <text:p text:style-name="P1">Figura 2.30 - Diagrama MVC: Gerar pagamento. ...................................................... 44</text:p>
      <text:p text:style-name="P1">Figura 2.31 - Diagrama de sequência: Gerar pagamento. ........................................ 44</text:p>
      <text:p text:style-name="P1">Figura 3.1 - Página inicial .......................................................................................... 46</text:p>
      <text:p text:style-name="P1"><text:soft-page-break/>Figura 3.2 - Pagina de acesso à conta ...................................................................... 46</text:p>
      <text:p text:style-name="P1">Figura 3.3 - Pagina de acesso à conta - Login inválido ............................................. 47</text:p>
      <text:p text:style-name="P1">Figura 3.4 - Página de cadastro – dados pessoais cliente ........................................ 48</text:p>
      <text:p text:style-name="P1">Figura 3.5 - Pagina de cadastro – dados pessoais empresário ................................. 48</text:p>
      <text:p text:style-name="P1">Figura 3.6 - Página de cadastro - endereço .............................................................. 49</text:p>
      <text:p text:style-name="P1">Figura 3.7 - Resultado de uma busca ....................................................................... 49</text:p>
      <text:p text:style-name="P1">Figura 3.8 - Detalhes do evento ................................................................................ 50</text:p>
      <text:p text:style-name="P1">Figura 3.9 - Área do Cliente ...................................................................................... 51</text:p>
      <text:p text:style-name="P1">Figura 3.10 - Carrinho de compras ............................................................................ 52</text:p>
      <text:p text:style-name="P1">Figura 3.11 - Área do empresário .............................................................................. 52</text:p>
      <text:p text:style-name="P1">Figura 3.12 - Cadastro de eventos ............................................................................ 53</text:p>
      <text:p text:style-name="P1">Figura 3.13 - Alterar e-mail ........................................................................................ 54</text:p>
      <text:p text:style-name="P1">Figura 3.14 - Alterar senha ........................................................................................ 54</text:p>
      <text:p text:style-name="P1">Figura 3.15 - Finalizar Pedido - Confirmação dos dados .......................................... 55</text:p>
      <text:p text:style-name="P1">Figura 3.16 - Finalizar Pedido - Boleto bancário ....................................................... 55</text:p>
      <text:p text:style-name="P1">Figura 3.17 - Finalizar Pedido - Cartão de crédito ..................................................... 56</text:p>
      <text:p text:style-name="P1">Figura 3.18 - Últimos pedidos.................................................................................... 56</text:p>
      <text:p text:style-name="P1">Figura 3.19 - Meus eventos (Empresário) ................................................................. 57</text:p>
      <text:p text:style-name="P1"/>
      <text:p text:style-name="P1">LISTA DE ABREVIATURAS E SIGLAS</text:p>
      <text:p text:style-name="P1">API - Application Programming Interface</text:p>
      <text:p text:style-name="P1">ASP - Active Server Pages</text:p>
      <text:p text:style-name="P1">CSS - Cascading Style Sheet</text:p>
      <text:p text:style-name="P1">FTP - File Transfer Protocol</text:p>
      <text:p text:style-name="P1">GPL - General Public License</text:p>
      <text:p text:style-name="P1">HTML - HyperText Markup Language</text:p>
      <text:p text:style-name="P1">HTTP - Hyper Text Transport Protocol</text:p>
      <text:p text:style-name="P1">IDE - Integrated Development Envioment</text:p>
      <text:p text:style-name="P1">JDK - Java Development Kit</text:p>
      <text:p text:style-name="P1">JEE - Java Enterprise Edition</text:p>
      <text:p text:style-name="P1">JME - Java Mobile Edition</text:p>
      <text:p text:style-name="P1">JRE - Java Runtime Edition</text:p>
      <text:p text:style-name="P1">JSE - Java Standard Edition</text:p>
      <text:p text:style-name="P1">JSP - JavaServer Pages</text:p>
      <text:p text:style-name="P1">JVM - Java Virtual Machine</text:p>
      <text:p text:style-name="P1">MVC – Model View Controller</text:p>
      <text:p text:style-name="P1">OMT - Object Modeling Technique</text:p>
      <text:p text:style-name="P1">OOSE - Object-Oriented Software Engineering</text:p>
      <text:p text:style-name="P1">UML - Unified Modeling Language</text:p>
      <text:p text:style-name="P1">XML - Extensible Markup Language</text:p>
      <text:p text:style-name="P1">W3C - World Wide Web Consortium</text:p>
      <text:p text:style-name="P1"/>
      <text:p text:style-name="P1">INTRODUÇÃO .......................................................................................................... 13</text:p>
      <text:p text:style-name="P1">1 RECURSOS E TECNOLOGIAS ................................................................... 15</text:p>
      <text:p text:style-name="P1">1.1 COMÉRCIO ELETRÔNICO ......................................................................... 15</text:p>
      <text:p text:style-name="P1">1.2 UNIFIED MODELING LANGUAGE (UML) ................................................... 16</text:p>
      <text:p text:style-name="P1">1.3 JAVA ............................................................................................................ 17</text:p>
      <text:p text:style-name="P1">1.3.1 JavaServer Pages (JSP) .............................................................................. 18</text:p>
      <text:p text:style-name="P1">1.3.2 Servlets ......................................................................................................... 19</text:p>
      <text:p text:style-name="P1">1.4 HYPERTEXT MARKUP LANGUAGE (HTML) ............................................. 19</text:p>
      <text:p text:style-name="P1">1.5 SERVLETS CONTAINER ............................................................................ 20</text:p>
      <text:p text:style-name="P1">1.5.1 Apache Tomcat............................................................................................. 20</text:p>
      <text:p text:style-name="P1"><text:soft-page-break/>1.6 JAVASCRIPT ............................................................................................... 21</text:p>
      <text:p text:style-name="P1">1.6.1 jQuery ........................................................................................................... 21</text:p>
      <text:p text:style-name="P1">1.7 LAYOUT RESPONSIVO .............................................................................. 22</text:p>
      <text:p text:style-name="P1">1.8 AJAX ............................................................................................................ 22</text:p>
      <text:p text:style-name="P1">1.9 NETBEANS .................................................................................................. 23</text:p>
      <text:p text:style-name="P1">2 ANÁLISE E PROJETO DO SISTEMA E-COMMERCE ................................ 24</text:p>
      <text:p text:style-name="P1">2.1 ANÁLISE DE MERCADO ............................................................................. 24</text:p>
      <text:p text:style-name="P1">2.1.1 Serviços já existentes ................................................................................... 24</text:p>
      <text:p text:style-name="P1">2.2 INSTRUÇÃO DO PROBLEMA ..................................................................... 26</text:p>
      <text:p text:style-name="P1">2.3 ATORES E ENVOLVIDOS COM O PROCESSO ........................................ 27</text:p>
      <text:p text:style-name="P1">2.4 AMBIENTE ATUAL ...................................................................................... 27</text:p>
      <text:p text:style-name="P1">2.5 PREMISSAS E DEPENDÊNCIAS ................................................................ 28</text:p>
      <text:p text:style-name="P1">2.6 OUTROS REQUISITOS ............................................................................... 28</text:p>
      <text:p text:style-name="P1">2.7 ANÁLISE E REQUISITOS FUNCIONAIS ..................................................... 28</text:p>
      <text:p text:style-name="P1">2.7.1 Diagrama de casos de uso ........................................................................... 28</text:p>
      <text:p text:style-name="P1">2.7.2 Diagrama de Classes ................................................................................... 29</text:p>
      <text:p text:style-name="P1">2.7.3 Modelagem do banco de dados ................................................................... 29</text:p>
      <text:p text:style-name="P1">2.7.4 Modelo MVC ................................................................................................. 32</text:p>
      <text:p text:style-name="P1">2.7.5 Diagrama de sequência ................................................................................ 32</text:p>
      <text:p text:style-name="P1">2.7.6 Diagramas de Atividades .............................................................................. 322.7.7 Especificação das Histórias .......................................................................... 32</text:p>
      <text:p text:style-name="P1">3 DESENVOLVIMENTO DO E-COMMERCE .................................................. 45</text:p>
      <text:p text:style-name="P1">3.1 PROTÓTIPO DAS INTERFACES ................................................................ 45</text:p>
      <text:p text:style-name="P1">3.1.1 Página inicial ................................................................................................ 45</text:p>
      <text:p text:style-name="P1">3.1.2 Página de acesso à conta ............................................................................ 45</text:p>
      <text:p text:style-name="P1">3.1.3 Completar cadastro ...................................................................................... 47</text:p>
      <text:p text:style-name="P1">3.1.4 Resultado de pesquisa ................................................................................. 49</text:p>
      <text:p text:style-name="P1">3.1.5 Página de visualização do evento ................................................................ 50</text:p>
      <text:p text:style-name="P1">3.1.6 Área do cliente .............................................................................................. 50</text:p>
      <text:p text:style-name="P1">3.1.7 Carrinho de compras .................................................................................... 51</text:p>
      <text:p text:style-name="P1">3.1.8 Área do Empresário ...................................................................................... 52</text:p>
      <text:p text:style-name="P1">3.1.9 Cadastro de eventos ..................................................................................... 53</text:p>
      <text:p text:style-name="P1">3.1.10 Alterar e-mail ................................................................................................ 53</text:p>
      <text:p text:style-name="P1">3.1.11 Alterar senha ................................................................................................ 54</text:p>
      <text:p text:style-name="P1">3.1.12 Finalizar compra ........................................................................................... 55</text:p>
      <text:p text:style-name="P1">3.1.13 Últimos pedidos ............................................................................................ 56</text:p>
      <text:p text:style-name="P1">3.1.14 Meus Eventos ............................................................................................... 57</text:p>
      <text:p text:style-name="P1">4 CONSIDERAÇÕES FINAIS .......................................................................... 58</text:p>
      <text:p text:style-name="P1">5 REFERÊNCIAS BIBLIOGRÁFICAS ............................................................. 6013</text:p>
      <text:p text:style-name="P1">INTRODUÇÃO</text:p>
      <text:p text:style-name="P1">Em conformidade com Bethonico (2009), a Internet é um dos meios de</text:p>
      <text:p text:style-name="P1">comunicação que é fundamental para a sociedade e não é mais possível separar a</text:p>
      <text:p text:style-name="P1">internet do cotidiano das pessoas sabendo que a comodidade e a facilidade de se</text:p>
      <text:p text:style-name="P1">relacionar com outras pessoas e lojas de qualquer parte do mundo desperta grande</text:p>
      <text:p text:style-name="P1">interesse para sociedade. A grande disseminação da Web no Brasil aconteceu nos</text:p>
      <text:p text:style-name="P1">anos 90, marcada pela popularização do acesso das famílias brasileiras aos</text:p>
      <text:p text:style-name="P1">computadores domésticos, também conhecidos como desktops. Dessa forma eles</text:p>
      <text:p text:style-name="P1">permitiram que várias tarefas que antes demandavam tempo e dinheiro ganhasse</text:p>
      <text:p text:style-name="P1">agilidade, segurança e economia tanto para as empresas bem quanto pessoas</text:p>
      <text:p text:style-name="P1">físicas.</text:p>
      <text:p text:style-name="P1">Dessa forma, o e-commerce (termo que define o comércio eletrônico) refere-</text:p>
      <text:p text:style-name="P1">se a atividades, como pedidos de compra para lojas e fornecedores como também a</text:p>
      <text:p text:style-name="P1"><text:soft-page-break/>compra e venda de ações e transações bancárias conforme diz Nascimento (2011).</text:p>
      <text:p text:style-name="P1">Para</text:p>
      <text:p text:style-name="P1">Drucker</text:p>
      <text:p text:style-name="P1">(2002)</text:p>
      <text:p text:style-name="P1">não</text:p>
      <text:p text:style-name="P1">existem</text:p>
      <text:p text:style-name="P1">mais</text:p>
      <text:p text:style-name="P1">empresas</text:p>
      <text:p text:style-name="P1">locais,</text:p>
      <text:p text:style-name="P1">nem</text:p>
      <text:p text:style-name="P1">geograficamente distintas, pois com o e-commerce, nas relações Business to</text:p>
      <text:p text:style-name="P1">consumer (B2C), ou seja, empresas para com os consumidores, a distância foi</text:p>
      <text:p text:style-name="P1">eliminada e dessa forma as empresas precisam ser competitivas em nível global</text:p>
      <text:p text:style-name="P1">uma vez que a concorrência já deixou de ser local.</text:p>
      <text:p text:style-name="P1">Segundo Nascimento (2011), não somente as empresas, como os</text:p>
      <text:p text:style-name="P1">consumidores estão mais conscientes de que a internet é um meio muito eficiente</text:p>
      <text:p text:style-name="P1">para se realizar pesquisas de preço. Em contrapartida, a quantidade de transações</text:p>
      <text:p text:style-name="P1">finalizadas ainda não é grande. Isso acontece, pois o consumidor não se sente</text:p>
      <text:p text:style-name="P1">seguro no momento de informar seus dados e comprar um produto sem ao menos</text:p>
      <text:p text:style-name="P1">ter testado ou ter a certeza que o produto será entregue. Porém essas pessoas nem</text:p>
      <text:p text:style-name="P1">mesmo se dão conta que quando utilizam o cartão de crédito, ou quando realiza</text:p>
      <text:p text:style-name="P1">alguma transação em um caixa eletrônico, esses dados estão sendo transmitidos</text:p>
      <text:p text:style-name="P1">por meio da internet.</text:p>
      <text:p text:style-name="P1">A ideia deste trabalho de desenvolver um e-commerce se deu pelo fato de</text:p>
      <text:p text:style-name="P1">que o Brasil será o país que irá sediar alguns acontecimentos importantes como a</text:p>
      <text:p text:style-name="P1">copa do mundo de 2014, e os jogos olímpicos de 2016 entre outros acontecimentos</text:p>
      <text:p text:style-name="P1">que causarão grande repercussão na população do país e do mundo. Portanto, com14</text:p>
      <text:p text:style-name="P1">base neste contexto o objetivo deste trabalho é modelar e desenvolver um e-</text:p>
      <text:p text:style-name="P1">commerce voltado para venda de ingressos para eventos como, cinema, teatro e</text:p>
      <text:p text:style-name="P1">eventos esportivos. A partir daí, este trabalho se justifica pelo fato de que com o</text:p>
      <text:p text:style-name="P1">projeto do e-commerce a ser desenvolvido, cria-se uma forma de aumentar a</text:p>
      <text:p text:style-name="P1">divulgação dos eventos presentes na região, podendo-se tornar uma poderosa</text:p>
      <text:p text:style-name="P1">ferramenta para o marketing desses eventos e assim conseguir mais clientes e obter</text:p>
      <text:p text:style-name="P1">maior lucratividade.</text:p>
      <text:p text:style-name="P1">A metodologia utilizada consiste na fundamentação teórica de todos os temas</text:p>
      <text:p text:style-name="P1">abordados neste trabalho, principalmente com teses e artigos científicos que tem</text:p>
      <text:p text:style-name="P1">como o principal tema a venda de produtos e serviços pela internet, fazer a</text:p>
      <text:p text:style-name="P1">modelagem do sistema utilizando a Unified Modeling Language (UML) a fim de criar</text:p>
      <text:p text:style-name="P1">uma base para o desenvolvimento do sistema e por fim, criar o protótipo do site e-</text:p>
      <text:p text:style-name="P1">commerce utilizando as tecnologias HiperText Marckup Language (HTML), JAVA e</text:p>
      <text:p text:style-name="P1">ORACLE como banco de dados.</text:p>
      <text:p text:style-name="P1">Sendo assim, o trabalho está subdividido em quatro capítulos nos quais são</text:p>
      <text:p text:style-name="P1">apresentados todos os pontos necessários para a caracterização da metodologia.</text:p>
      <text:p text:style-name="P1">A princípio, no primeiro capitulo, será feita toda a discussão sobre o tema em</text:p>
      <text:p text:style-name="P1">questão, fazer um comparativo com os serviços já disponíveis no mercado e, além</text:p>
      <text:p text:style-name="P1">disso, apresentar todas as ferramentas e tecnologias que serão utilizadas durante o</text:p>
      <text:p text:style-name="P1">desenvolvimento do projeto.</text:p>
      <text:p text:style-name="P1">Logo após, no segundo capítulo será mostrada a análise e o projeto do</text:p>
      <text:p text:style-name="P1">sistema proposto, neste capítulo será desenvolvida a visão do produto, a análise de</text:p>
      <text:p text:style-name="P1">mercado, fatores que podem ou não viabilizar o desenvolvimento do projeto e</text:p>
      <text:p text:style-name="P1">também são definidos os stakeholders, ou seja, aqueles que estão envolvidos com o</text:p>
      <text:p text:style-name="P1">projeto. Ainda no segundo capítulo está presente a análise de requisitos, onde será</text:p>
      <text:p text:style-name="P1"><text:soft-page-break/>feito o levantamento de todas as funcionalidades que serão desenvolvidas no</text:p>
      <text:p text:style-name="P1">sistema, e estarão contidos todos os diagramas e os documentos necessários para</text:p>
      <text:p text:style-name="P1">o desenvolvimento do software.</text:p>
      <text:p text:style-name="P1">Por fim no terceiro capítulo será apresentado o protótipo do e-commerce com as</text:p>
      <text:p text:style-name="P1">regras de sua utilização e imagens para ilustrar as funcionalidades e os resultados</text:p>
      <text:p text:style-name="P1">obtidos.15</text:p>
      <text:p text:style-name="P1">1 RECURSOS E TECNOLOGIAS</text:p>
      <text:p text:style-name="P1">1.1</text:p>
      <text:p text:style-name="P1">COMÉRCIO ELETRÔNICO</text:p>
      <text:p text:style-name="P1">De acordo com Junior (2007), o comércio eletrônico ou e-commerce é um tipo</text:p>
      <text:p text:style-name="P1">de transação feita especialmente através de um dispositivo eletrônico. O maior</text:p>
      <text:p text:style-name="P1">exemplo disso é a compra e venda de produtos e serviços pela internet que é um</text:p>
      <text:p text:style-name="P1">ramo que o mercado mundial está absorvendo.</text:p>
      <text:p text:style-name="P1">No início, o foco das lojas virtuais eram os produtos tangíveis e de pequeno</text:p>
      <text:p text:style-name="P1">porte como CDs, livros e outros produtos e a partir disso o serviço de vendas pela</text:p>
      <text:p text:style-name="P1">web começou a ser viabilizado.</text:p>
      <text:p text:style-name="P1">Da mesma forma que as lojas comuns, o e-commerce é composto por várias</text:p>
      <text:p text:style-name="P1">atividades onde existe um vendedor a fim de vender seus produtos, e um comprador</text:p>
      <text:p text:style-name="P1">interessado nesses produtos, dessa forma se inicia uma negociação comercial.</text:p>
      <text:p text:style-name="P1">(JUNIOR, 2007)</text:p>
      <text:p text:style-name="P1">De acordo com Junior (2007), existem três grandes categorias do comercio</text:p>
      <text:p text:style-name="P1">eletrônico:</text:p>
      <text:p text:style-name="P1">Comércio eletrônico Business to Consumer (B2C) - Empresa para</text:p>
      <text:p text:style-name="P1">Consumidor: É o tipo de Comércio mais comum, do e-commerce, onde os</text:p>
      <text:p text:style-name="P1">compradores são pessoas físicas e realizam suas buscas, compram seus produtos</text:p>
      <text:p text:style-name="P1">utilizando a internet.</text:p>
      <text:p text:style-name="P1">Comércio eletrônico Business to Business (B2B) - Empresa para Empresa: É</text:p>
      <text:p text:style-name="P1">um tipo de comércio capaz de substituir processos físicos entre as empresas e seus</text:p>
      <text:p text:style-name="P1">fornecedores tais como envio e recebimento de cotações, e troca de informações</text:p>
      <text:p text:style-name="P1">por processos eletrônicos que também são realizadas pela internet. Dessa forma, a</text:p>
      <text:p text:style-name="P1">comunicação entre as empresas e fornecedores se torna muito mais ágil e efetiva.</text:p>
      <text:p text:style-name="P1">Comércio eletrônico Consumer to Consumer (C2C) - Consumidor para</text:p>
      <text:p text:style-name="P1">Consumidor: Nesta categoria, tanto o vendedor, quanto o comprador são pessoas</text:p>
      <text:p text:style-name="P1">físicas e não existem empresas interagindo no processo de compra. Um bom</text:p>
      <text:p text:style-name="P1">exemplo deste tipo de transação, seriam sites de compra coletiva, como o</text:p>
      <text:p text:style-name="P1">MercadoLivre, onde os próprios usuários colocam seus produtos à venda para</text:p>
      <text:p text:style-name="P1">outros usuários.16</text:p>
      <text:p text:style-name="P1">O comércio eletrônico traz algumas vantagens que podem ser vistas tanto</text:p>
      <text:p text:style-name="P1">pelos clientes quanto pelas empresas que distribuem os produtos como maior</text:p>
      <text:p text:style-name="P1">comodidade para os usuários, maior agilidade no ato de efetuar o pagamento, uma</text:p>
      <text:p text:style-name="P1">vez que o sistema da loja virtual pode estar conectado diretamente com a operadora</text:p>
      <text:p text:style-name="P1">de cartões de crédito. Outra vantagem bastante chamativa para os clientes é que os</text:p>
      <text:p text:style-name="P1">produtos comprados por meios eletrônicos têm preços mais acessíveis uma vez que</text:p>
      <text:p text:style-name="P1">algumas das ações que faziam com que os custos dos produtos foram removidas</text:p>
      <text:p text:style-name="P1">como, por exemplo, os intermediários que compravam as mercadorias para revende-</text:p>
      <text:p text:style-name="P1">las. (JUNIOR, 2007)</text:p>
      <text:p text:style-name="P1">Não somente vantagens, mas a utilização de e-commerces trouxe alguns</text:p>
      <text:p text:style-name="P1">problemas para os clientes e para a sociedade como a diminuição da qualidade dos</text:p>
      <text:p text:style-name="P1">produtos comprados pelos clientes, e provocação de uma baixa procura de</text:p>
      <text:p text:style-name="P1">vendedores para atuar em lojas físicas. Como o comércio eletrônico não necessita</text:p>
      <text:p text:style-name="P1">de uma pessoa para atender os clientes face a face, alguns funcionários que</text:p>
      <text:p text:style-name="P1">atuavam nessa área, perderam seu emprego. (JUNIOR, 2007)</text:p>
      <text:p text:style-name="P1"><text:soft-page-break/>Outro dos principais pontos negativos que o comércio eletrônico trouxe e</text:p>
      <text:p text:style-name="P1">ainda continua a ser resolvido é a segurança, pois existem pessoas que passam</text:p>
      <text:p text:style-name="P1">grandes períodos procurando falhas nos sites e tentam prejudicar os vendedores e</text:p>
      <text:p text:style-name="P1">clientes das mais diversas formas. (JUNIOR, 2007)</text:p>
      <text:p text:style-name="P1">1.2</text:p>
      <text:p text:style-name="P1">UNIFIED MODELING LANGUAGE (UML)</text:p>
      <text:p text:style-name="P1">Segundo Guedes (2009) é uma linguagem visual para fazer a modelagem de</text:p>
      <text:p text:style-name="P1">sistemas computacionais seguindo o paradigma de orientação a objetos. Esta</text:p>
      <text:p text:style-name="P1">linguagem foi adotada internacionalmente como a linguagem padrão de modelagem</text:p>
      <text:p text:style-name="P1">de software pela indústria de Engenharia de Software. (GUEDES, 2009)</text:p>
      <text:p text:style-name="P1">Logo, o surgimento da UML se deve a união de três métodos de modelagem</text:p>
      <text:p text:style-name="P1">orientada a objeto mais populares até a década de 1990, são eles: método de</text:p>
      <text:p text:style-name="P1">Booch, Object Modeling Technique (OMT) e Object-Oriented Software Engineering</text:p>
      <text:p text:style-name="P1">(OOSE). A junção desses métodos contou com grande apoio da empresa IBM -</text:p>
      <text:p text:style-name="P1">Rational Software. (GUEDES, 2009)</text:p>
      <text:p text:style-name="P1">A linguagem é utilizada para auxiliar os desenvolvedores a definirem a</text:p>
      <text:p text:style-name="P1">estrutura do projeto como os requisitos, comportamentos, estrutura lógica e outras</text:p>
      <text:p text:style-name="P1">características que são definidas por meio da UML antes do desenvolvimento. O17</text:p>
      <text:p text:style-name="P1">objetivo é fornecer várias visões do sistema a ser modelado, analisando sobre</text:p>
      <text:p text:style-name="P1">diversos aspectos e assim pode-se atingir ao objetivo principal da modelagem que é</text:p>
      <text:p text:style-name="P1">visualizar o sistema como um todo. (GUEDES, 2009)</text:p>
      <text:p text:style-name="P1">1.3</text:p>
      <text:p text:style-name="P1">JAVA</text:p>
      <text:p text:style-name="P1">A tecnologia Java teve seu início em 1991, o projeto era esperado como uma</text:p>
      <text:p text:style-name="P1">nova tecnologia para os softwares embarcados. Em seus primeiros anos não obteve</text:p>
      <text:p text:style-name="P1">sucesso de venda. Em 1994 com o surgimento da internet, a empresa Sun</text:p>
      <text:p text:style-name="P1">Microsystems vê a possibilidade de criar aplicações Web baseada na linguagem até</text:p>
      <text:p text:style-name="P1">então chamada de Green Project e a Netscape apostou na ideia de ter um</text:p>
      <text:p text:style-name="P1">interpretador Java em seu navegador. A partir daí o Java começou a crescer muito.</text:p>
      <text:p text:style-name="P1">Atualmente o Java é uma das linguagens mais utilizadas e serve para qualquer tipo</text:p>
      <text:p text:style-name="P1">de aplicação, entre elas: desktop, web, jogos, móveis, chips entre outras conforme</text:p>
      <text:p text:style-name="P1">aponta Pamplona (2012).</text:p>
      <text:p text:style-name="P1">Além disso, o Java utiliza Java Virtual Machines (JMV) que são as</text:p>
      <text:p text:style-name="P1">responsáveis em traduzir o código compilado Java, chamado de bytecode para o</text:p>
      <text:p text:style-name="P1">código nativo do sistema operacional, tornando assim o Java como uma linguagem</text:p>
      <text:p text:style-name="P1">multiplataforma, pois não depende diretamente do sistema operacional e sim da</text:p>
      <text:p text:style-name="P1">JVM. (PAMPLONA 2012)</text:p>
      <text:p text:style-name="P1">A tecnologia Java segundo Pamplona (2012) se divide em três grandes</text:p>
      <text:p text:style-name="P1">edições:</text:p>
      <text:p text:style-name="P1">Java Standard Edition (JSE): É a tecnologia Java para computadores</text:p>
      <text:p text:style-name="P1">pessoais e se divide em duas partes: Java Development Kit (JDK): É um conjunto de</text:p>
      <text:p text:style-name="P1">classes para o desenvolvimento em Java, é necessário apenas para os</text:p>
      <text:p text:style-name="P1">desenvolvedores de aplicações que utilizam Java. Java Runtime Edition (JRE): É a</text:p>
      <text:p text:style-name="P1">versão compacta do Java, e contém apenas as classes que são utilizadas para a</text:p>
      <text:p text:style-name="P1">execução das aplicações, ou seja, é esta versão do Java que executa os sistemas</text:p>
      <text:p text:style-name="P1">feitos a partir do JDK.</text:p>
      <text:p text:style-name="P1">Java Micro Edition (JME): É a tecnologia Java utilizada em dispositivos</text:p>
      <text:p text:style-name="P1">móveis, esta versão tem limitações consideráveis de processamento e memória,</text:p>
      <text:p text:style-name="P1">pois é uma edição mais leve para dispositivos que não dispõem de grande</text:p>
      <text:p text:style-name="P1">processamento, é utilizada para criar aplicações para celulares, palmtops,</text:p>
      <text:p text:style-name="P1">smartphones, e cartões que possuem chips que fazem uso da linguagem.18</text:p>
      <text:p text:style-name="P1">Java Enterprise Edition (JEE): É a tecnologia para Java para aplicações</text:p>
      <text:p text:style-name="P1"><text:soft-page-break/>corporativas, esta versão conta com grande número de Application Programming</text:p>
      <text:p text:style-name="P1">Interfaces (APIs) onde é possível desenvolver tanto aplicações desktop como</text:p>
      <text:p text:style-name="P1">aplicações web tendo a segurança como seu principal objetivo. É a versão ideal para</text:p>
      <text:p text:style-name="P1">desenvolvimento de servidores de aplicações, integração com sistemas e</text:p>
      <text:p text:style-name="P1">desenvolvimento de serviços para terceiros.</text:p>
      <text:p text:style-name="P1">1.3.1 JavaServer Pages (JSP)</text:p>
      <text:p text:style-name="P1">De acordo com Santos e Jorge (2008), JSP é uma tecnologia desenvolvida</text:p>
      <text:p text:style-name="P1">pela Sun Micosystems que é semelhante às tecnologias Active Server Pages (ASP)</text:p>
      <text:p text:style-name="P1">e PHP. Estas linguagens são extensões para a linguagem de marcação HTML que</text:p>
      <text:p text:style-name="P1">são processadas pelo servidor Web e é devolvido apenas o resultado desse</text:p>
      <text:p text:style-name="P1">processamento em forma de HTML.</text:p>
      <text:p text:style-name="P1">Além disso, por ser baseado na linguagem de programação Java, uma das</text:p>
      <text:p text:style-name="P1">vantagens do JSP é o fato de ser multiplataforma, que permite a execução em vários</text:p>
      <text:p text:style-name="P1">sistemas operacionais como Windows e Linux, além de permitir ao desenvolvedor</text:p>
      <text:p text:style-name="P1">acessar bancos de dados, manipular arquivos, capturar informações a partir de</text:p>
      <text:p text:style-name="P1">formulários entre outros recursos. (SANTOS e JORGE, 2008)</text:p>
      <text:p text:style-name="P1">Segundo Mello (2004), as páginas JSP foram criadas para contornar as</text:p>
      <text:p text:style-name="P1">limitações que o desenvolvimento utilizando servlets trazia: Nos servlets, a lógica da</text:p>
      <text:p text:style-name="P1">programação se mistura com a formatação das páginas HTML que são os</text:p>
      <text:p text:style-name="P1">resultados do processamento das requisições dificultando assim a manutenção da</text:p>
      <text:p text:style-name="P1">aplicação. Por outro lado, utilizando JSP, essa formatação da página HTML fica</text:p>
      <text:p text:style-name="P1">separada da programação em si, dessa forma o código fica mais compreensível e de</text:p>
      <text:p text:style-name="P1">fácil manutenção.</text:p>
      <text:p text:style-name="P1">Dessa forma, o JSP consiste em uma página HTML com alguns elementos</text:p>
      <text:p text:style-name="P1">especiais que servem para apresentar o conteúdo dinâmico das páginas, que podem</text:p>
      <text:p text:style-name="P1">ser processados por um servlet e apresentado junto ao JSP. Outra característica do</text:p>
      <text:p text:style-name="P1">JSP é a recompilação automática, ou seja, não é necessário que a aplicação seja</text:p>
      <text:p text:style-name="P1">reiniciada para que as páginas incorporem alguma modificação como alterações no</text:p>
      <text:p text:style-name="P1">layout por exemplo.19</text:p>
      <text:p text:style-name="P1">1.3.2 Servlets</text:p>
      <text:p text:style-name="P1">De acordo com Mello (2004), os servlets são classes Java que são</text:p>
      <text:p text:style-name="P1">desenvolvidas a partir de uma estrutura já definida de acordo com o protocolo</text:p>
      <text:p text:style-name="P1">utilizado, que na grande maioria das vezes é o protocolo Hyper Text Transport</text:p>
      <text:p text:style-name="P1">Protocol (HTTP), e que quando são instaladas em um servidor que permita a</text:p>
      <text:p text:style-name="P1">execução dos servlets, que podem ser chamados de servidores de aplicações Java</text:p>
      <text:p text:style-name="P1">ou servlets containers, podem tratar requisições vindas dos clientes (browser).</text:p>
      <text:p text:style-name="P1">Sendo assim, quando recebem uma requisição, um servlet container captura</text:p>
      <text:p text:style-name="P1">os parâmetros e entrega para o servlet efetuar o processamento utilizando os</text:p>
      <text:p text:style-name="P1">recursos da linguagem Java e devolver para o cliente a resposta em formato de uma</text:p>
      <text:p text:style-name="P1">página HTML por exemplo.</text:p>
      <text:p text:style-name="P1">1.4</text:p>
      <text:p text:style-name="P1">HYPERTEXT MARKUP LANGUAGE (HTML)</text:p>
      <text:p text:style-name="P1">Segundo o World Wide Web Consortium (W3C) que é a principal organização</text:p>
      <text:p text:style-name="P1">de padrões para a Web, o HTML é uma linguagem para publicação de Hypertexto na</text:p>
      <text:p text:style-name="P1">Internet. Hypertexto são conjuntos de elementos que são conectados entre si,</text:p>
      <text:p text:style-name="P1">formando assim uma grande rede de informação. Para que haja a possibilidade de</text:p>
      <text:p text:style-name="P1">distribuir informação globalmente, é necessário uma linguagem universal e o HTML</text:p>
      <text:p text:style-name="P1">vem a ser esta linguagem.</text:p>
      <text:p text:style-name="P1">Inicialmente desenvolvido por Tim Banners-Lee, mas a partir da década de</text:p>
      <text:p text:style-name="P1">1990, o HTML ganhou popularidade graças a um browser desenvolvido por Marc</text:p>
      <text:p text:style-name="P1">Andreessen, o Mosaic e posteriormente, os desenvolvedores de navegadores</text:p>
      <text:p text:style-name="P1">começaram a utilizar o HTML como base. (W3C, 2013)</text:p>
      <text:p text:style-name="P1"><text:soft-page-break/>Após diversas mudanças entre 1993 e 1995 o HTML ganhou mais algumas</text:p>
      <text:p text:style-name="P1">versões como a 2.0 e 3.0, mas em 1997 o W3C deu início a trabalhos com a versão</text:p>
      <text:p text:style-name="P1">3.2 para tornar o HTML como prática comum dos desenvolvedores de aplicações</text:p>
      <text:p text:style-name="P1">Web. O HTML foi desenvolvido com o intuito de ser uma linguagem independente de</text:p>
      <text:p text:style-name="P1">plataformas, isso significa que com apenas um código HTML pode ser apresentado</text:p>
      <text:p text:style-name="P1">em desktops, celulares, smartphones e outros dispositivos. (W3C, 2013)</text:p>
      <text:p text:style-name="P1">Quando o HTML4 foi lançado, o W3C alertou que os desenvolvedores</text:p>
      <text:p text:style-name="P1">deveriam seguir alguns padrões, pois o HTML4 não trazia diferenças na semântica20</text:p>
      <text:p text:style-name="P1">dos códigos e também não facilitava a manipulação de elementos com JavaScripts</text:p>
      <text:p text:style-name="P1">ou CSS. (W3C, 2013)</text:p>
      <text:p text:style-name="P1">Com isso o HTML5 veio para melhorar a estrutura do HTML, nesta nova</text:p>
      <text:p text:style-name="P1">versão já são definidas regras de marcação que são utilizadas também no</text:p>
      <text:p text:style-name="P1">eXtensible Hypertext Markup Language (XHTML). O HTML5 tem como um de seus</text:p>
      <text:p text:style-name="P1">principais objetivos, facilitar a manipulação de elementos de forma não intrusiva e ao</text:p>
      <text:p text:style-name="P1">contrário das outras versões do HTML, a versão fornece ferramentas para que os</text:p>
      <text:p text:style-name="P1">JavaScripts e os Cascading Style Sheets (CSS) funcionem da melhor maneira</text:p>
      <text:p text:style-name="P1">possível, além de criar novas tags, modificar algumas tags existentes e adicionar</text:p>
      <text:p text:style-name="P1">recursos para padronização de Ids, classes e tags. (W3C, 2013)</text:p>
      <text:p text:style-name="P1">1.5</text:p>
      <text:p text:style-name="P1">SERVLETS CONTAINER</text:p>
      <text:p text:style-name="P1">Assim que o servidor web recebe uma solicitação para um servlet, não é o</text:p>
      <text:p text:style-name="P1">próprio servlet que a recebe, mas sim um servlet container no qual o servlet está</text:p>
      <text:p text:style-name="P1">contido. É o container que entrega ao servlet as requisições vindas do browser e</text:p>
      <text:p text:style-name="P1">aciona os métodos do servlet. O container também é o responsável em controlar o</text:p>
      <text:p text:style-name="P1">tempo de vida de um servlet, ou seja, é responsável em carregar as classes,</text:p>
      <text:p text:style-name="P1">instanciar, inicializar e enviar os servlets inutilizados para a coleta de lixo.</text:p>
      <text:p text:style-name="P1">1.5.1 Apache Tomcat</text:p>
      <text:p text:style-name="P1">Com base em ApacheFoundation.Org (2013), o Apache Tomcat, também</text:p>
      <text:p text:style-name="P1">conhecido como Jakarta Tomcat ou simplesmente Tomcat é um servidor web que</text:p>
      <text:p text:style-name="P1">funciona como container de servlets que pertence à Apache Software Foundation e</text:p>
      <text:p text:style-name="P1">implementa as especificações como servlets e JSP da Oracle. É desenvolvido por</text:p>
      <text:p text:style-name="P1">membros e voluntários da Fundação que têm acesso livre ao código-fonte. O projeto</text:p>
      <text:p text:style-name="P1">começou quando o arquiteto de software James Duncan que trabalhou na empresa</text:p>
      <text:p text:style-name="P1">mantenedora do Java, a Sun Microsystems, iniciou a implementação de um servlet</text:p>
      <text:p text:style-name="P1">container. Duncan inicialmente achava que o projeto iria se tornar em um software</text:p>
      <text:p text:style-name="P1">de código aberto e também queria que seu servidor Java tivesse um nome de</text:p>
      <text:p text:style-name="P1">animal, dando origem ao nome Tomcat.21</text:p>
      <text:p text:style-name="P1">1.6</text:p>
      <text:p text:style-name="P1">JAVASCRIPT</text:p>
      <text:p text:style-name="P1">Assim como aponta Guisset (2011), a linguagem de programação JavaScript,</text:p>
      <text:p text:style-name="P1">foi desenvolvida pela Netscape Comunications Corp por Brendan Eich, que</text:p>
      <text:p text:style-name="P1">atualmente é um dos líderes do projeto Mozilla e ao contrário do que muitos</text:p>
      <text:p text:style-name="P1">acreditam JavaScript não é código Java interpretado pelo navegador, mas sim é</text:p>
      <text:p text:style-name="P1">uma linguagem de scripts dinâmicos que suporta a criação do objetos na página.</text:p>
      <text:p text:style-name="P1">Sua sintaxe é similar ao Java e C++ para que não haja necessidade de aprender</text:p>
      <text:p text:style-name="P1">novos conceitos sobre uma a linguagem.</text:p>
      <text:p text:style-name="P1">Nos dias de hoje, os scripts residem na maioria das vezes dentro dos</text:p>
      <text:p text:style-name="P1">documentos HTML e é responsável com a apresentação das páginas Web e a</text:p>
      <text:p text:style-name="P1">interatividade com o usuário, uma vez que essa interatividade não pode ser obtida</text:p>
      <text:p text:style-name="P1">utilizando apenas HTML simples conforme é apresentado em Mozilla Developer</text:p>
      <text:p text:style-name="P1">Network. (GUISSET, 2011)</text:p>
      <text:p text:style-name="P1">1.6.1 jQuery</text:p>
      <text:p text:style-name="P1"><text:soft-page-break/>Segundo Silva (2008), jQuery é uma biblioteca de JavaScript criada por John</text:p>
      <text:p text:style-name="P1">Resig que foi disponibilizada como software livre, ou seja, segue as regras da</text:p>
      <text:p text:style-name="P1">licença GNU General Public License (GPL). Isto significa que a biblioteca jQuery</text:p>
      <text:p text:style-name="P1">está disponível para que qualquer pessoa tenha acesso e possa desenvolver todo o</text:p>
      <text:p text:style-name="P1">tipo de projeto, seja ele pessoal ou comercial de forma gratuita.</text:p>
      <text:p text:style-name="P1">A biblioteca foi lançada no ano de 2006 e tinha como objetivo, simplificar a</text:p>
      <text:p text:style-name="P1">forma de se escrever os scripts criados com JavaScript para obter os resultados</text:p>
      <text:p text:style-name="P1">pretendidos, tendo em vista que utilizando jQuery, não é necessário uma grande</text:p>
      <text:p text:style-name="P1">quantidade de linhas para produzir os efeitos, de forma que não é necessário ser um</text:p>
      <text:p text:style-name="P1">profundo conhecedor de JavaScript para que se possa utilizar essa biblioteca</text:p>
      <text:p text:style-name="P1">(SILVA, 2008).</text:p>
      <text:p text:style-name="P1">Sendo assim, a biblioteca se destina a adicionar interatividade e dinamismo</text:p>
      <text:p text:style-name="P1">às páginas web que podem ser efeitos visuais, manipulação dos objetos da página,</text:p>
      <text:p text:style-name="P1">alterar conteúdos, alterar aparência e principalmente simplificar as tarefas</text:p>
      <text:p text:style-name="P1">específicas do JavaScript. (SILVA, 2008)22</text:p>
      <text:p text:style-name="P1">1.7</text:p>
      <text:p text:style-name="P1">LAYOUT RESPONSIVO</text:p>
      <text:p text:style-name="P1">De Acordo com Garone (2012), design ou layout responsivo é uma técnica que</text:p>
      <text:p text:style-name="P1">faz com que as páginas do site que emprega este recurso adaptar seu conteúdo de</text:p>
      <text:p text:style-name="P1">acordo com a resolução utilizada sem a necessidade de fazer o layout da página</text:p>
      <text:p text:style-name="P1">várias vezes. Esta técnica começou a ser utilizada de forma massiva recentemente e</text:p>
      <text:p text:style-name="P1">sua popularização se deu ao fato de que não é mais necessário que os</text:p>
      <text:p text:style-name="P1">desenvolvedores de sites façam um arquivo de folha de estilo para cada tamanho do</text:p>
      <text:p text:style-name="P1">navegador, pois o layout responsivo se encarrega de realocar os componentes</text:p>
      <text:p text:style-name="P1">visuais na página mesmo sem precisar recarregar a página. Dessa forma os</text:p>
      <text:p text:style-name="P1">desenvolvedores fazem apenas uma vez o layout do site e este pode ser visualizado</text:p>
      <text:p text:style-name="P1">de forma integral em diversas plataformas com vários tamanhos de tela diferentes</text:p>
      <text:p text:style-name="P1">como notebooks, tablets, smartphones ou smart TV's.</text:p>
      <text:p text:style-name="P1">A biblioteca utilizada foi a biblioteca Bootstrap que foi desenvolvida por Mark</text:p>
      <text:p text:style-name="P1">Otto e Jacob Thornton inicialmente para utilizar no layout do Twitter e em Fevereiro</text:p>
      <text:p text:style-name="P1">de 2012, foi disponibilizada para que o público possa utilizar em projetos diversos.</text:p>
      <text:p text:style-name="P1">1.8</text:p>
      <text:p text:style-name="P1">AJAX</text:p>
      <text:p text:style-name="P1">Denominado Asynchronous JavaScript and XML antes de se tornar uma</text:p>
      <text:p text:style-name="P1">termo comum, o AJAX não é uma tecnologia em si, mas sim um modelo de várias</text:p>
      <text:p text:style-name="P1">tecnologias que não eram utilizadas em conjunto, incluindo HTML ou XHTML, CSS,</text:p>
      <text:p text:style-name="P1">JavaScript, Extensible Markup Language (XML) e principalmente o XMLHttpRequest</text:p>
      <text:p text:style-name="P1">que é um objeto JavaScript criado pela Microsoft e atualmente é um padrão W3C</text:p>
      <text:p text:style-name="P1">que é capaz de coletar informações a partir de um URL, apesar do nome o</text:p>
      <text:p text:style-name="P1">XMLHttpRequest pode ser utilizado também para receber vários tipos de dados</text:p>
      <text:p text:style-name="P1">como XML, HTTP ou File Transfer Protocol (FTP) conforme aponta Mozilla</text:p>
      <text:p text:style-name="P1">Developer Network.</text:p>
      <text:p text:style-name="P1">Quando essas tecnologias são combinadas no modelo AJAX, as aplicações</text:p>
      <text:p text:style-name="P1">web são capazes de fazer atualizações para a página do usuário sem que seja</text:p>
      <text:p text:style-name="P1">necessário recarrega-la no navegador, tornando assim a aplicação mais rápida e</text:p>
      <text:p text:style-name="P1">sensível às ações do usuário.23</text:p>
      <text:p text:style-name="P1">1.9</text:p>
      <text:p text:style-name="P1">NETBEANS</text:p>
      <text:p text:style-name="P1">De acordo com Netbeans (2013), o NetBeans, é um projeto de código aberto</text:p>
      <text:p text:style-name="P1">de grande sucesso e com milhares de utilizadores e vários parceiros mundiais.</text:p>
      <text:p text:style-name="P1">Inicialmente o projeto foi criado pela Sun Microsystems em junho de 2000 e</text:p>
      <text:p text:style-name="P1">atualmente tem a Oracle como seu principal patrocinador.</text:p>
      <text:p text:style-name="P1"><text:soft-page-break/>O NetBeans IDE é uma ferramenta para programadores que lhes permitem</text:p>
      <text:p text:style-name="P1">escrever códigos, compilar e depurar aplicações sem restrições para sua forma de</text:p>
      <text:p text:style-name="P1">utilização, ou seja, com ele, é possível criar aplicações tanto pessoais quanto</text:p>
      <text:p text:style-name="P1">comerciais. O Integrated Development Enviroment (IDE) possui uma grande</text:p>
      <text:p text:style-name="P1">quantidade de plugins que são extensões para as funcionalidades do ambiente de</text:p>
      <text:p text:style-name="P1">desenvolvimento, com a utilização desses pluguins é possível utilizar várias outras</text:p>
      <text:p text:style-name="P1">linguagens para desenvolvimento no NetBeans como PHP, Ruby, C++ e nas novas</text:p>
      <text:p text:style-name="P1">versões também é possível criar sites utilizando HTML5.24</text:p>
      <text:p text:style-name="P1">2 ANÁLISE E PROJETO DO SISTEMA E-COMMERCE</text:p>
      <text:p text:style-name="P1">2.1</text:p>
      <text:p text:style-name="P1">ANÁLISE DE MERCADO</text:p>
      <text:p text:style-name="P1">Atualmente existem alguns sites de venda de Ingressos na internet, entretanto</text:p>
      <text:p text:style-name="P1">eles não têm um trabalho de divulgação abrangente e em consequência não são</text:p>
      <text:p text:style-name="P1">muito populares apesar de terem grande variedade de ingressos disponíveis.</text:p>
      <text:p text:style-name="P1">Neste capítulo, serão mostrados alguns dos sites que promovem a venda de</text:p>
      <text:p text:style-name="P1">ingressos juntamente com a análise de mercado, especificação dos requisitos</text:p>
      <text:p text:style-name="P1">necessários para o desenvolvimento do sistema e apresentação das funcionalidades</text:p>
      <text:p text:style-name="P1">que o e-commerce a ser desenvolvido irá apresentar.</text:p>
      <text:p text:style-name="P1">2.1.1 Serviços já existentes</text:p>
      <text:p text:style-name="P1">Existem basicamente três e-commerces brasileiros voltados para a venda de</text:p>
      <text:p text:style-name="P1">ingressos que são conhecidos na internet, todos eles com diversos eventos</text:p>
      <text:p text:style-name="P1">disponíveis em várias categorias como cinema, teatro, eventos esportivos, feiras</text:p>
      <text:p text:style-name="P1">diversas, entre outros. Mas cada site tem seu foco em uma dessas categorias, nas</text:p>
      <text:p text:style-name="P1">quais está contido um maior número de ingressos. São eles: “Ingresso Fácil”,</text:p>
      <text:p text:style-name="P1">“Ingresso Rápido” e “Ingresso.com”.</text:p>
      <text:p text:style-name="P1">Um dos principais problemas que os e-commerces de ingressos apresentam</text:p>
      <text:p text:style-name="P1">é a indisponibilidade de ingressos para as cidades pequenas, alguns deles contêm</text:p>
      <text:p text:style-name="P1">produtos apenas para as principais cidades do Brasil como São Paulo e Rio de</text:p>
      <text:p text:style-name="P1">Janeiro.</text:p>
      <text:p text:style-name="P1">2.1.1.1 Ingresso Fácil</text:p>
      <text:p text:style-name="P1">O site Ingresso Fácil possui uma interface bastante simplificada, onde</text:p>
      <text:p text:style-name="P1">algumas das informações dos eventos não são disponibilizadas até que seja</text:p>
      <text:p text:style-name="P1">acessada a página detalhada. O site não contém grandes volumes de ingressos</text:p>
      <text:p text:style-name="P1">disponíveis para venda, mas os que existem, contam com várias formas de</text:p>
      <text:p text:style-name="P1">pagamento e não é possível localizar um evento pesquisando por cidade. O site</text:p>
      <text:p text:style-name="P1">também não apresenta o "carrinho de compras", onde são armazenados todos os25</text:p>
      <text:p text:style-name="P1">produtos para que seja realizada uma única compra. A figura abaixo apresenta a página de login retirada do site ingressofacil.com.br.</text:p>
      <text:p text:style-name="P1"/>
      <text:p text:style-name="P1"/>
      <text:p text:style-name="P1"/>
      <text:p text:style-name="P1">2.1.1.2 Ingresso Rápido</text:p>
      <text:p text:style-name="P1">O site Ingresso Rápido possui grande quantidade de eventos disponíveis para</text:p>
      <text:p text:style-name="P1">venda. Os eventos esportivos foram constatados como minoria nos dias acessados</text:p>
      <text:p text:style-name="P1">tendo como foco os eventos teatrais e shows diversos. Possui um ótimo mecanismo</text:p>
      <text:p text:style-name="P1">de busca de eventos e vários detalhes sobre cada um deles como é apresentado na</text:p>
      <text:p text:style-name="P1">Figura 2.2. O Ingresso Rápido conta com várias formas de pagamento como</text:p>
      <text:p text:style-name="P1">cartões, boletos bancários e transferências on-line.</text:p>
      <text:p text:style-name="P1">2.1.1.3 Ingresso.com</text:p>
      <text:p text:style-name="P1">O Ingresso.com é um site onde são colocados à venda entradas para eventos</text:p>
      <text:p text:style-name="P1">culturais, em sua maioria (nos dias acessados) são peças teatrais e entradas para</text:p>
      <text:p text:style-name="P1">cinema. O site apresenta um diferencial que é a adição de créditos à conta, os quais</text:p>
      <text:p text:style-name="P1"><text:soft-page-break/>podem ser utilizados para futuras compras e também conta os as formas de</text:p>
      <text:p text:style-name="P1">pagamento convencionais como cartões de crédito e boletos bancários. O site</text:p>
      <text:p text:style-name="P1">contém uma grande abrangência nas cidades do estado de São Paulo e se</text:p>
      <text:p text:style-name="P1">estendendo para outros estados do Brasil.</text:p>
      <text:p text:style-name="P1"/>
      <text:p text:style-name="P1"/>
      <text:p text:style-name="P1">2.2</text:p>
      <text:p text:style-name="P1">INSTRUÇÃO DO PROBLEMA</text:p>
      <text:p text:style-name="P1">Constantemente, os indivíduos interessados em na compra de ingressos, tem</text:p>
      <text:p text:style-name="P1">dificuldade em encontrar pontos de venda ou representantes autorizados que</text:p>
      <text:p text:style-name="P1">possam suprir suas necessidades, pois é necessário que eles entrem em contato</text:p>
      <text:p text:style-name="P1">com esses representantes para efetuar as compras.27</text:p>
      <text:p text:style-name="P1">Por outro lado, existe o problema da falta de divulgação, pois em grande parte</text:p>
      <text:p text:style-name="P1">os clientes não ficam sabendo dos eventos que serão realizados em sua região,</text:p>
      <text:p text:style-name="P1">principalmente em regiões afastadas dos grandes centros urbanos.</text:p>
      <text:p text:style-name="P1">2.3</text:p>
      <text:p text:style-name="P1">ATORES E ENVOLVIDOS COM O PROCESSO</text:p>
      <text:p text:style-name="P1">Os principais indivíduos que serão afetados com o desenvolvimento do</text:p>
      <text:p text:style-name="P1">sistema serão:</text:p>
      <text:p text:style-name="P1">Cliente: Cliente é o principal alvo do sistema, pois são eles os responsáveis</text:p>
      <text:p text:style-name="P1">em adquirir os produtos da loja virtual. O mesmo será responsável pelo próprio</text:p>
      <text:p text:style-name="P1">cadastro, uma vez que a loja disponibilize produtos apenas para os clientes</text:p>
      <text:p text:style-name="P1">cadastrados.</text:p>
      <text:p text:style-name="P1">Empresário: O empresário tem um papel fundamental no processo de</text:p>
      <text:p text:style-name="P1">compra, pois são eles os responsáveis em cadastrar e realizar as atualizações dos</text:p>
      <text:p text:style-name="P1">produtos no sistema assim como manter as promoções e gerar relatórios e</text:p>
      <text:p text:style-name="P1">estatísticas de venda.</text:p>
      <text:p text:style-name="P1">Administrador: É o usuário responsável em gerenciar os empresários do</text:p>
      <text:p text:style-name="P1">sistema, pois ele é que tem a responsabilidade de tornar os usuários comuns em</text:p>
      <text:p text:style-name="P1">empresários com permissão de inserir novos produtos, além disso, possuem</text:p>
      <text:p text:style-name="P1">também a possibilidade de gerar os relatórios e estatísticas de venda como os</text:p>
      <text:p text:style-name="P1">administradores.</text:p>
      <text:p text:style-name="P1">2.4</text:p>
      <text:p text:style-name="P1">AMBIENTE ATUAL</text:p>
      <text:p text:style-name="P1">Nos dias atuais, não é uma tarefa fácil encontrar alguma loja virtual que</text:p>
      <text:p text:style-name="P1">atenda os eventos da região de Lins, existem vários representantes comerciais, mas</text:p>
      <text:p text:style-name="P1">nenhum deles faz da internet uma forma de apresentar seus produtos. Para que as</text:p>
      <text:p text:style-name="P1">pessoas possam adquirir seus ingressos, precisam entrar em contato com um</text:p>
      <text:p text:style-name="P1">desses representantes ou ir a um ponto de venda e nesses locais é feito os</text:p>
      <text:p text:style-name="P1">pagamentos.</text:p>
      <text:p text:style-name="P1">Os produtores e as equipes de marketing desses eventos fazem uso da</text:p>
      <text:p text:style-name="P1">internet apenas para divulga-los, colocando os anúncios em redes sociais ou em</text:p>
      <text:p text:style-name="P1">outras formas de apresentação, perdendo assim uma parte do público que não28</text:p>
      <text:p text:style-name="P1">disponibiliza seu tempo para sair de suas casas para encontrar locais credenciados</text:p>
      <text:p text:style-name="P1">em efetuar as vendas dos produtos.</text:p>
      <text:p text:style-name="P1">A função do sistema a ser desenvolvido é proporcionar aos clientes e</text:p>
      <text:p text:style-name="P1">produtores de eventos uma forma mais simples e rápida de comprarem as entradas</text:p>
      <text:p text:style-name="P1">e divulgarem esses eventos, bem como ajudar os compradores a realizarem os</text:p>
      <text:p text:style-name="P1">pagamentos tendo uma integração com os sistemas de cartões de crédito e correios</text:p>
      <text:p text:style-name="P1">para o cálculo do frete e tempo de entrega.</text:p>
      <text:p text:style-name="P1">2.5</text:p>
      <text:p text:style-name="P1">PREMISSAS E DEPENDÊNCIAS</text:p>
      <text:p text:style-name="P1"><text:soft-page-break/>Para que o projeto seja implantado não é necessária uma grande quantidade</text:p>
      <text:p text:style-name="P1">de recursos, o fundamental é que seja contratado um serviço de hospedagem que</text:p>
      <text:p text:style-name="P1">atenda todos os requisitos para o uso do software como base de dados (ORACLE),</text:p>
      <text:p text:style-name="P1">suporte às tecnologias utilizadas como JAVA e um container de servlets que no caso</text:p>
      <text:p text:style-name="P1">será utilizado o Tomcat.</text:p>
      <text:p text:style-name="P1">2.6</text:p>
      <text:p text:style-name="P1">OUTROS REQUISITOS</text:p>
      <text:p text:style-name="P1">Internet banda larga – Para o bom funcionamento dos serviços é necessário</text:p>
      <text:p text:style-name="P1">que a conexão com a internet seja de boa qualidade, uma vez em que o fluxo e a</text:p>
      <text:p text:style-name="P1">relevância de informações que estão sendo trafegadas na rede são altos.</text:p>
      <text:p text:style-name="P1">Sistema gerenciador de banco de dados – É um requisito principal que o</text:p>
      <text:p text:style-name="P1">sistema utilizará, o banco de dados deve ser robusto, confiável e que seja possível</text:p>
      <text:p text:style-name="P1">implantá-lo em um servidor web, para o desenvolvimento, será utilizado o ORACLE.</text:p>
      <text:p text:style-name="P1">Container de Servlets – O Apache Tomcat será o responsável em receber as</text:p>
      <text:p text:style-name="P1">chamadas vindas dos clientes e enviá-las para realizar o processamento.</text:p>
      <text:p text:style-name="P1">2.7</text:p>
      <text:p text:style-name="P1">ANÁLISE E REQUISITOS FUNCIONAIS</text:p>
      <text:p text:style-name="P1">2.7.1 Diagrama de casos de uso</text:p>
      <text:p text:style-name="P1">Segundo Cockburn (2001), um caso de uso é responsável em atender uma</text:p>
      <text:p text:style-name="P1">solicitação vinda de um dos stakeholders, também chamados de atores primários, e</text:p>
      <text:p text:style-name="P1">respondê-la. Basicamente, o diagrama de casos de uso apresenta todas as29</text:p>
      <text:p text:style-name="P1">funcionalidades que o sistema deverá apresentar e seus envolvidos de uma forma</text:p>
      <text:p text:style-name="P1">simples para que os usuários possam ter uma visão geral de como o sistema irá se</text:p>
      <text:p text:style-name="P1">comportar de acordo com as tarefas escolhidas.</text:p>
      <text:p text:style-name="P1"/>
      <text:p text:style-name="P1">Figura 2.4 - Diagrama de casos de uso</text:p>
      <text:p text:style-name="P1">Fonte: Elaborado pelos autores.</text:p>
      <text:p text:style-name="P1"/>
      <text:p text:style-name="P1"/>
      <text:p text:style-name="P1">2.7.2 Diagrama de Classes</text:p>
      <text:p text:style-name="P1">De acordo com Fowler (2005), o diagrama de classes descreve os objetos</text:p>
      <text:p text:style-name="P1">presentes no sistema e os relacionamentos existentes entre eles além de mostrar as</text:p>
      <text:p text:style-name="P1">características de cada classe e como esses objetos são conectados como mostra a</text:p>
      <text:p text:style-name="P1">Figura 2.5.</text:p>
      <text:p text:style-name="P1">2.7.3 Modelagem do banco de dados</text:p>
      <text:p text:style-name="P1">Segundo Martins (2007), a primeira atividade a ser desenvolvida em relação</text:p>
      <text:p text:style-name="P1">ao banco de dados é a criação do modelo lógico no qual são mostradas as</text:p>
      <text:p text:style-name="P1">entidades que irão compor a base, seus atributos e os relacionamentos dessas</text:p>
      <text:p text:style-name="P1">entidades. Esse modelo pode ser criado a partir do diagrama de classes e levando</text:p>
      <text:p text:style-name="P1">em consideração apenas as classes que devem ser persistidas em um banco de</text:p>
      <text:p text:style-name="P1">dados. A partir desse modelo é criado outro diagrama de banco de dados mais</text:p>
      <text:p text:style-name="P1">específico e com mais informações referentes às entidades e seus relacionamentos:</text:p>
      <text:p text:style-name="P1">o modelo Físico do banco de dados.</text:p>
      <text:p text:style-name="P1"/>
      <text:p text:style-name="P1">Figura 2.5 - Diagrama de classes</text:p>
      <text:p text:style-name="P1">Fonte: Elaborado pelos autores.</text:p>
      <text:p text:style-name="P1"/>
      <text:p text:style-name="P1">A figura 2.6 mostra o modelo lógico do e-commerce e-ingresso que foi criado</text:p>
      <text:p text:style-name="P1">utilizando a ferramenta Oracle SQL Developer Data Modeler®.</text:p>
      <text:p text:style-name="P1">Do mesmo modo que no modelo lógico, o modelo físico do banco de dados</text:p>
      <text:p text:style-name="P1">mostra os relacionamentos das entidades que nesse modelo já são chamadas de</text:p>
      <text:p text:style-name="P1">tabelas e os atributos de cada tabela o modelo físico já considera os pontos que</text:p>
      <text:p text:style-name="P1"><text:soft-page-break/>influenciarão no desempenho do sistema como a criação de índices e views.</text:p>
      <text:p text:style-name="P1">Além disso, nesse modelo são mostrados os tipos de dados de cada campo</text:p>
      <text:p text:style-name="P1">das tabelas e as restrições bem como chaves primárias e estrangeiras presente</text:p>
      <text:p text:style-name="P1">nelas, como é mostrado na figura 2.7. O modelo físico da base de dados do sistema.</text:p>
      <text:p text:style-name="P1"/>
      <text:p text:style-name="P1"/>
      <text:p text:style-name="P1">Figura 2.6 - Modelo lógico do banco de dados.</text:p>
      <text:p text:style-name="P2">Fonte: Elaborado pelos autores.</text:p>
      <text:p text:style-name="P1"/>
      <text:p text:style-name="P1">Figura 2.7 - Modelo físico do banco de dados</text:p>
      <text:p text:style-name="P1">Fonte: Elaborado pelos autores.</text:p>
      <text:p text:style-name="P1"/>
      <text:p text:style-name="P1">2.7.4 Modelo MVC</text:p>
      <text:p text:style-name="P1">De acordo com Fowler (2006) o MVC (Model View Controller) é um padrão de</text:p>
      <text:p text:style-name="P1">projeto que teve inicio no final da década de 70 que influenciou a forma de pensar</text:p>
      <text:p text:style-name="P1">sobre os projetos de interface com usuário. O modelo MVC é composto de três</text:p>
      <text:p text:style-name="P1">papéis: O modelo (model) é um objeto que faz alguma representação com o mundo</text:p>
      <text:p text:style-name="P1">real e contém todas as informações que serão utilizadas pela interface.</text:p>
      <text:p text:style-name="P1">A visão (view) é o elemento que proporciona a interação com o usuário, ou</text:p>
      <text:p text:style-name="P1">seja, é responsável pela exibição das informações contidas em um ou mais</text:p>
      <text:p text:style-name="P1">modelos.</text:p>
      <text:p text:style-name="P1">O controle (controller) é o manipulador do modelo, sendo assim, ele recebe as</text:p>
      <text:p text:style-name="P1">entradas do usuário vindas da visão, realiza as ações necessárias nos modelos e</text:p>
      <text:p text:style-name="P1">faz com que a visão seja atualizada apropriadamente.</text:p>
      <text:p text:style-name="P1">2.7.5 Diagrama de sequência</text:p>
      <text:p text:style-name="P1">Para Guedes (2008), este diagrama visa determinar a sequencia de eventos</text:p>
      <text:p text:style-name="P1">que ocorrem em um sistema para que uma determinada atividade seja realizada,</text:p>
      <text:p text:style-name="P1">isto é, descreve a ordem em que os métodos dos objetos são disparados e as ações</text:p>
      <text:p text:style-name="P1">que precisam ser satisfeitas para que um processo específico seja realizado.</text:p>
      <text:p text:style-name="P1">2.7.6 Diagramas de Atividades</text:p>
      <text:p text:style-name="P1">Em concordância com Guedes (2008), o diagrama de atividades está</text:p>
      <text:p text:style-name="P1">concentrado em descrever o fluxo de uma atividade, ou seja, demonstra todas as</text:p>
      <text:p text:style-name="P1">etapas que precisam ser realizadas para que uma tarefa possa ser realizada.</text:p>
      <text:p text:style-name="P1">2.7.7 Especificação das Histórias</text:p>
      <text:p text:style-name="P1"></text:p>
      <text:p text:style-name="P1">Gerar relatórios: Como um empresário, posso emitir relatórios para ter o</text:p>
      <text:p text:style-name="P1">controle geral sobre estatísticas da loja.</text:p>
      <text:p text:style-name="P1"/>
      <text:p text:style-name="P1">Figura 2.8- Diagrama de atividades - Gerar relatórios</text:p>
      <text:p text:style-name="P1">Fonte: Elaborado pelos autores.</text:p>
      <text:p text:style-name="P1"/>
      <text:p text:style-name="P1">Figura 2.9 - Diagrama MVC: Gerar relatórios</text:p>
      <text:p text:style-name="P1">Fonte: Elaborado pelos autores.</text:p>
      <text:p text:style-name="P1"/>
      <text:p text:style-name="P1">Figura 2.10 - Diagrama de sequência: Gerar relatórios.</text:p>
      <text:p text:style-name="P1">Fonte: Elaborado pelos autores</text:p>
      <text:p text:style-name="P1"/>
      <text:p text:style-name="P1"></text:p>
      <text:p text:style-name="P1">Manter Eventos: Como empresário, eu devo manter os dados dos eventos</text:p>
      <text:p text:style-name="P1">atualizados para ter um melhor controle dos ingressos disponíveis para</text:p>
      <text:p text:style-name="P1">venda.</text:p>
      <text:p text:style-name="P1"/>
      <text:p text:style-name="P1"><text:soft-page-break/></text:p>
      <text:p text:style-name="P1">Figura 2.11 - Diagrama de atividades: Manter eventos</text:p>
      <text:p text:style-name="P1">Fonte: Elaborado pelos autores.</text:p>
      <text:p text:style-name="P1"/>
      <text:p text:style-name="P1">Figura 2.12 - Diagrama MVC: Manter eventos.</text:p>
      <text:p text:style-name="P1">Fonte: Elaborado pelos autores.</text:p>
      <text:p text:style-name="P1"/>
      <text:p text:style-name="P1">Figura 2.13 - Diagrama de sequência: Manter evento - Inserir Evento.</text:p>
      <text:p text:style-name="P1">Fonte: Elaborado pelos autores.</text:p>
      <text:p text:style-name="P1"/>
      <text:p text:style-name="P1">Figura 2.14 - Diagrama de sequência: Manter evento - Alterar evento.</text:p>
      <text:p text:style-name="P1">Fonte: Elaborado pelos autores.</text:p>
      <text:p text:style-name="P1"/>
      <text:p text:style-name="P1">Figura 2.15 - Diagrama de sequência: Manter evento - Excluir evento.</text:p>
      <text:p text:style-name="P1">Fonte: Elaborado pelos autores</text:p>
      <text:p text:style-name="P1"/>
      <text:p text:style-name="P1"></text:p>
      <text:p text:style-name="P1">Manter conta: Como um Cliente eu devo manter meus dados atualizados para</text:p>
      <text:p text:style-name="P1">acelerar o processo de compra.</text:p>
      <text:p text:style-name="P1">Como um empresário, eu devo manter meus dados atualizados para que possa</text:p>
      <text:p text:style-name="P1">cadastrar os eventos no site.</text:p>
      <text:p text:style-name="P1"/>
      <text:p text:style-name="P1">Figura 2.16 - Diagrama de atividades: Manter conta</text:p>
      <text:p text:style-name="P1">Fonte: Elaborado pelos autores.</text:p>
      <text:p text:style-name="P1"/>
      <text:p text:style-name="P1">Figura 2.17 - Diagrama MVC: Manter conta.</text:p>
      <text:p text:style-name="P1">Fonte: Elaborado pelos autores.</text:p>
      <text:p text:style-name="P1"/>
      <text:p text:style-name="P1"/>
      <text:p text:style-name="P1">Figura 2.18 - Diagrama de sequência: Manter conta - Inserir nova conta.</text:p>
      <text:p text:style-name="P1">Fonte: Elaborado pelos autores.</text:p>
      <text:p text:style-name="P1"/>
      <text:p text:style-name="P1">Figura 2.19 - Diagrama de sequência: Manter conta - Alterar dados.</text:p>
      <text:p text:style-name="P1">Fonte: Elaborado pelos autores.</text:p>
      <text:p text:style-name="P1"/>
      <text:p text:style-name="P1"></text:p>
      <text:p text:style-name="P1">Consultar Eventos: Como um cliente ou posso consultar eventos para</text:p>
      <text:p text:style-name="P1">escolher qual ingresso irei comprar.</text:p>
      <text:p text:style-name="P1">Como um empresário eu posso consultar eventos para oferecer uma melhor opção</text:p>
      <text:p text:style-name="P1">de compra para os clientes.</text:p>
      <text:p text:style-name="P1"/>
      <text:p text:style-name="P1">Figura 2.20 - Diagrama de atividades: Consultar eventos.</text:p>
      <text:p text:style-name="P1">Fonte: Elaborado pelos autores.</text:p>
      <text:p text:style-name="P1"/>
      <text:p text:style-name="P1">Figura 2.21 - Diagrama MVC: Consultar evento.</text:p>
      <text:p text:style-name="P1">Fonte: Elaborado pelos autores.</text:p>
      <text:p text:style-name="P1"/>
      <text:p text:style-name="P1">Figura 2.22 - Diagrama de sequência: Consultar evento.</text:p>
      <text:p text:style-name="P1">Fonte: Elaborado pelos autores.</text:p>
      <text:p text:style-name="P1"/>
      <text:p text:style-name="P1">Manter carrinho: Como um cliente eu devo adicionar os ingressos ao carrinho</text:p>
      <text:p text:style-name="P1">para que eu possa realiza a compra.</text:p>
      <text:p text:style-name="P1"><text:soft-page-break/>Figura 2.23 - Diagrama de atividades: Manter carrinho</text:p>
      <text:p text:style-name="P1">Fonte: Elaborado pelos autores.</text:p>
      <text:p text:style-name="P1"/>
      <text:p text:style-name="P1">Figura 2.24 - Diagrama MVC: Manter carrinho.</text:p>
      <text:p text:style-name="P1">Fonte: Elaborado pelos autores.</text:p>
      <text:p text:style-name="P1"/>
      <text:p text:style-name="P1">Figura 2.25 - Diagrama de sequência: Manter carrinho.</text:p>
      <text:p text:style-name="P1">Fonte: Elaborado pelos autores.</text:p>
      <text:p text:style-name="P1"/>
      <text:p text:style-name="P1"></text:p>
      <text:p text:style-name="P1">Efetuar compra</text:p>
      <text:p text:style-name="P1">Como um cliente eu posso efetuar a compra de ingressos pela web para que</text:p>
      <text:p text:style-name="P1">eu não precise enfrentar as filas dos pontos de venda.</text:p>
      <text:p text:style-name="P1"/>
      <text:p text:style-name="P1">Figura 2.26 - Diagrama de atividades: Efetuar compra.</text:p>
      <text:p text:style-name="P1">Fonte: Elaborado pelos autores.</text:p>
      <text:p text:style-name="P1"/>
      <text:p text:style-name="P1">Figura 2.27 - Diagrama MVC: Efetuar compra.</text:p>
      <text:p text:style-name="P1">Fonte: Elaborado pelos autores.</text:p>
      <text:p text:style-name="P1"/>
      <text:p text:style-name="P1">Figura 2.28 - Diagrama de sequencia: Efetuar compra.</text:p>
      <text:p text:style-name="P1">Fonte: Elaborado pelos autores.</text:p>
      <text:p text:style-name="P1"></text:p>
      <text:p text:style-name="P1">Gerar Pagamento: Como um cliente eu devo realizar o pagamento ao efetuar</text:p>
      <text:p text:style-name="P1">uma compra para que eu possa receber os ingressos adquiridos.</text:p>
      <text:p text:style-name="P1"/>
      <text:p text:style-name="P1">Figura 2.29 - Diagrama de atividades: Gerar pagamento</text:p>
      <text:p text:style-name="P1">Fonte: Elaborado pelos autores.</text:p>
      <text:p text:style-name="P1"/>
      <text:p text:style-name="P1">Figura 2.30 - Diagrama MVC: Gerar pagamento.</text:p>
      <text:p text:style-name="P1">Fonte: Elaborado pelos autores.</text:p>
      <text:p text:style-name="P1"/>
      <text:p text:style-name="P1">Figura 2.31 - Diagrama de sequência: Gerar pagamento.</text:p>
      <text:p text:style-name="P1">Fonte: Elaborado pelos autores.</text:p>
      <text:p text:style-name="P1"/>
      <text:p text:style-name="P1">3 DESENVOLVIMENTO DO E-COMMERCE</text:p>
      <text:p text:style-name="P1">Neste capítulo, serão apresentados os protótipos das interfaces de interação</text:p>
      <text:p text:style-name="P1">com usuário do site e suas funcionalidades. Um dos pontos a serem destacados é o</text:p>
      <text:p text:style-name="P1">uso de layout responsivo, ou seja, a interface de interação com o usuário adapta o</text:p>
      <text:p text:style-name="P1">seu tamanho e a posição dos elementos de acordo com o dispositivo que está</text:p>
      <text:p text:style-name="P1">acessando-a. Dessa forma os componentes da página ficam distribuídos a fim de</text:p>
      <text:p text:style-name="P1">apresentar uma aparência agradável tanto em um smartphone como em um</text:p>
      <text:p text:style-name="P1">desktop.</text:p>
      <text:p text:style-name="P1">3.1</text:p>
      <text:p text:style-name="P1">PROTÓTIPO DAS INTERFACES</text:p>
      <text:p text:style-name="P1">3.1.1 Página inicial</text:p>
      <text:p text:style-name="P1">A página inicial é composta pelo cabeçalho, que está presente na grande</text:p>
      <text:p text:style-name="P1">maioria das páginas, onde há uma logomarca do site, a área de login, onde os</text:p>
      <text:p text:style-name="P1">usuários poderão acessar as contas e o menu de navegação que permite o rápido</text:p>
      <text:p text:style-name="P1">acesso do usuário entre as páginas do site. No menu existe uma área onde os</text:p>
      <text:p text:style-name="P1">usuários poderão realizar suas buscas de eventos cadastrados no sistema, como é</text:p>
      <text:p text:style-name="P1">mostrado na figura 3.1.</text:p>
      <text:p text:style-name="P1"><text:soft-page-break/>Além disso, a página inicial apresenta uma lista com os últimos eventos</text:p>
      <text:p text:style-name="P1">disponibilizados, ou seja, sempre que um empresário cadastrar um evento em sua</text:p>
      <text:p text:style-name="P1">conta, automaticamente, o evento é mostrado para os usuários na área “Últimos</text:p>
      <text:p text:style-name="P1">Eventos”, esta funcionalidade também está presente em outras páginas do site.</text:p>
      <text:p text:style-name="P1">3.1.2 Página de acesso à conta</text:p>
      <text:p text:style-name="P1">A página de acesso à conta do usuário é dividida em duas partes, como</text:p>
      <text:p text:style-name="P1">mostra a figura 3.2. Do lado esquerdo, existe a área de login, que funciona da</text:p>
      <text:p text:style-name="P1">mesma forma que o login presente no cabeçalho, onde o usuário informa seu nome</text:p>
      <text:p text:style-name="P1">de usuário e senha e o site faz o redirecionamento para a página correspondente.</text:p>
      <text:p text:style-name="P1">Ainda mais, no lado direito existe a área para os usuários que ainda não tem</text:p>
      <text:p text:style-name="P1">a senha de acesso ao sistema possam fazer o cadastro de uma conta informando os</text:p>
      <text:p text:style-name="P1"/>
      <text:p text:style-name="P1">Figura 3.1 - Página inicial</text:p>
      <text:p text:style-name="P1">Fonte: Elaborado pelos autores, 2013</text:p>
      <text:p text:style-name="P1"/>
      <text:p text:style-name="P1">dados básicos como nome, e-mail, usuário e senha. Ao preencherem o formulário de</text:p>
      <text:p text:style-name="P1">cadastro, os novos usuários serão redirecionados para outra página onde possam</text:p>
      <text:p text:style-name="P1">completar as informações de suas contas como os dados pessoais, contatos e</text:p>
      <text:p text:style-name="P1">endereço para entrega.</text:p>
      <text:p text:style-name="P1"/>
      <text:p text:style-name="P1">Figura 3.2 - Pagina de acesso à conta</text:p>
      <text:p text:style-name="P1">Fonte: Elaborado pelos autores, 2013</text:p>
      <text:p text:style-name="P1"/>
      <text:p text:style-name="P1">A figura 3.3 mostra uma tentativa de acesso com as credenciais de acesso</text:p>
      <text:p text:style-name="P1">inválidas, onde o sistema apresenta uma mensagem de erro informando que os</text:p>
      <text:p text:style-name="P1">dados passados não são válidos. O formulário de login presente no cabeçalho das</text:p>
      <text:p text:style-name="P1">páginas tem o mesmo mecanismo de validação e quando o nome de usuário e/ou</text:p>
      <text:p text:style-name="P1">senha são incorretos, a página de acesso à conta é exibida.</text:p>
      <text:p text:style-name="P1"/>
      <text:p text:style-name="P1">Figura 3.3 - Pagina de acesso à conta - Login inválido</text:p>
      <text:p text:style-name="P1">Fonte: Elaborado pelos autores, 2013</text:p>
      <text:p text:style-name="P1"/>
      <text:p text:style-name="P1">3.1.3 Completar cadastro</text:p>
      <text:p text:style-name="P1">Após a criação de uma conta na tela de acesso, o usuário irá completar seus</text:p>
      <text:p text:style-name="P1">dados cadastrais na tela Completar cadastro. A página contém todas as informações</text:p>
      <text:p text:style-name="P1">complementares às contas dos usuários e é exibida antes que o possam acessar a</text:p>
      <text:p text:style-name="P1">área administrativa. Quando o usuário realiza o login, o sistema verifica se seus</text:p>
      <text:p text:style-name="P1">dados cadastrais estão completos e aptos para prosseguir, caso contrário a tela</text:p>
      <text:p text:style-name="P1">Completar cadastro é apresentada como mostra a figura 3.4.</text:p>
      <text:p text:style-name="P1">Nesta página é possível o usuário escolher quais os privilégios que lhe serão</text:p>
      <text:p text:style-name="P1">concedidos, ou seja, o usuário pode escolher entre dois tipos:</text:p>
      <text:p text:style-name="P1">Cliente: É o usuário comum, que pode navegar pelas páginas do site e</text:p>
      <text:p text:style-name="P1">realizar as compras.</text:p>
      <text:p text:style-name="P1"/>
      <text:p text:style-name="P1">Figura 3.4 - Página de cadastro – dados pessoais cliente</text:p>
      <text:p text:style-name="P1">Fonte: Elaborado pelos autores, 2013</text:p>
      <text:p text:style-name="P1"/>
      <text:p text:style-name="P1"/>
      <text:p text:style-name="P1">e: Elaborado pelos autores, 2013</text:p>
      <text:p text:style-name="P1">Empresário: São responsáveis por fazer os cadastros dos eventos que serão</text:p>
      <text:p text:style-name="P1">disponibilizados. Este tipo de usuário também pode navegar pelas páginas do e-</text:p>
      <text:p text:style-name="P1">commerce, mas não pode realizar as operações referentes a compras como</text:p>
      <text:p text:style-name="P1"><text:soft-page-break/>adicionar itens ao carrinho.Figura 3.5</text:p>
      <text:p text:style-name="P1"/>
      <text:p text:style-name="P1">Figura 3.5 - Pagina de cadastro – dados pessoais empresário</text:p>
      <text:p text:style-name="P1">Fonte: Elaborado pelos autores, 2013</text:p>
      <text:p text:style-name="P1"/>
      <text:p text:style-name="P1">Ainda na tela Completar cadastro, o usuário informa os dados de endereço,</text:p>
      <text:p text:style-name="P1">conforme a figura 3.6, que são essenciais para os clientes no momento da compra.</text:p>
      <text:p text:style-name="P1"/>
      <text:p text:style-name="P1"/>
      <text:p text:style-name="P1">Figura 3.6 - Página de cadastro - endereço</text:p>
      <text:p text:style-name="P1">Fonte: Elaborado pelos autores, 2013</text:p>
      <text:p text:style-name="P1"/>
      <text:p text:style-name="P1">3.1.4 Resultado de pesquisa</text:p>
      <text:p text:style-name="P1">Logo após o usuário informar o nome de um evento para que seja realizada</text:p>
      <text:p text:style-name="P1">uma pesquisa no formulário do cabeçalho, a página de resultados da pesquisa é</text:p>
      <text:p text:style-name="P1">apresentada. Nesta tela são apresentados todos os eventos cujo nome contenha o</text:p>
      <text:p text:style-name="P1">texto informado na busca e apresenta duas opções de ação; é possível o cliente</text:p>
      <text:p text:style-name="P1">adicionar o evento ao carrinho de compras e também é possível acessar a página do</text:p>
      <text:p text:style-name="P1">evento que é a página onde contém todas as informações detalhadas sobre o</text:p>
      <text:p text:style-name="P1">evento como mostra a figura 3.7.</text:p>
      <text:p text:style-name="P1"/>
      <text:p text:style-name="P1"/>
      <text:p text:style-name="P1">Figura 3.7 - Resultado de uma busca</text:p>
      <text:p text:style-name="P1">Fonte: Elaborado pelos autores, 2013</text:p>
      <text:p text:style-name="P1"/>
      <text:p text:style-name="P1">3.1.5</text:p>
      <text:p text:style-name="P1">Página de visualização do evento</text:p>
      <text:p text:style-name="P1">Como é apresentado na figura 3.8, na tela de visualização de eventos, são</text:p>
      <text:p text:style-name="P1">apresentadas todas as informações relevantes para os clientes realizarem as</text:p>
      <text:p text:style-name="P1">compras como a data do evento, valor, entre outras informações. Os dados desta</text:p>
      <text:p text:style-name="P1">página é totalmente dinâmico, ou seja, para cada evento cadastrado pelos</text:p>
      <text:p text:style-name="P1">empresários as informações de data, preço, classificação podem variar e a tela</text:p>
      <text:p text:style-name="P1">carrega os dados e a imagem do evento de acordo com o cadastro</text:p>
      <text:p text:style-name="P1"/>
      <text:p text:style-name="P1"/>
      <text:p text:style-name="P1">Figura 3.8 - Detalhes do evento</text:p>
      <text:p text:style-name="P1">Fonte: Elaborado pelos autores, 2013</text:p>
      <text:p text:style-name="P1"/>
      <text:p text:style-name="P1">3.1.6 Área do cliente</text:p>
      <text:p text:style-name="P1">Após o usuário efetuar o login e o sistema identificar que é um cliente, é</text:p>
      <text:p text:style-name="P1">habilitado o link no cabeçalho para o acesso à área do cliente. Nesta página o</text:p>
      <text:p text:style-name="P1">usuário tem a possibilidade de realizar algumas ações como alterar os dados como</text:p>
      <text:p text:style-name="P1">e-mail e senha, visualizar os pedidos que já foram realizados, visualizar os pedidos</text:p>
      <text:p text:style-name="P1">que estão em aberto ou acessar os itens do carrinho como é mostrado na figura 3.9.</text:p>
      <text:p text:style-name="P1">Na página, também é mostrada a lista com os eventos que foram</text:p>
      <text:p text:style-name="P1">recentemente adicionados e permite a adição desses eventos no carrinho ou acesso</text:p>
      <text:p text:style-name="P1">à página de descrição do evento.</text:p>
      <text:p text:style-name="P1"/>
      <text:p text:style-name="P1"/>
      <text:p text:style-name="P1">Figura 3.9 - Área do Cliente</text:p>
      <text:p text:style-name="P1">Fonte: Elaborado pelos autores, 2013</text:p>
      <text:p text:style-name="P1"/>
      <text:p text:style-name="P1"><text:soft-page-break/>3.1.7 Carrinho de compras</text:p>
      <text:p text:style-name="P1">A página do carrinho de compras é uma das mais importantes para o sistema,</text:p>
      <text:p text:style-name="P1">pois é a única que tem o acesso para a finalização de compra. O carrinho de</text:p>
      <text:p text:style-name="P1">compras é uma página dinâmica que sempre é carregada com uma lista dos eventos</text:p>
      <text:p text:style-name="P1">adicionados pelo cliente como mostra a figura 3.10. Nesta lista existem algumas</text:p>
      <text:p text:style-name="P1">informações importantes como o valor do evento, um campo onde o cliente pode</text:p>
      <text:p text:style-name="P1">alterar a quantidade de ingressos que serão adquiridos. Quando essa quantidade é</text:p>
      <text:p text:style-name="P1">alterada, o sistema calcula automaticamente o preço total dos ingressos e o valor</text:p>
      <text:p text:style-name="P1">total da compra. No cabeçalho existe um link que mostra a quantidade de eventos</text:p>
      <text:p text:style-name="P1">adicionados ao carrinho e também permitindo o acesso independente de qual a</text:p>
      <text:p text:style-name="P1">página que o usuário esteja acessando.</text:p>
      <text:p text:style-name="P1">Quando o cliente adiciona os itens no carrinho eles são gravados na sessão</text:p>
      <text:p text:style-name="P1">do usuário, assim sempre que o usuário sair da página ou clicar no botão sair do</text:p>
      <text:p text:style-name="P1">cabeçalho, esses itens são perdidos e no próximo acesso, o carrinho estará vazio</text:p>
      <text:p text:style-name="P1">novamente.</text:p>
      <text:p text:style-name="P1"/>
      <text:p text:style-name="P1">Figura 3.10 - Carrinho de compras</text:p>
      <text:p text:style-name="P1">Fonte: Elaborado pelos autores, 2013</text:p>
      <text:p text:style-name="P1"/>
      <text:p text:style-name="P1"/>
      <text:p text:style-name="P1">3.1.8 Área do Empresário</text:p>
      <text:p text:style-name="P1">Da mesma forma que a área do cliente, os usuários do tipo empresário</text:p>
      <text:p text:style-name="P1">também tem uma área administrativa onde podem realizar algumas ações</text:p>
      <text:p text:style-name="P1">particulares como cadastrar os eventos, visualizar os eventos que já foram inseridos</text:p>
      <text:p text:style-name="P1">e também fazer alterações no e-mail utilizado pelo usuário e a senha da conta como</text:p>
      <text:p text:style-name="P1">é apresentado na figura 3.11. A área administrativa do empresário pode ser</text:p>
      <text:p text:style-name="P1">acessada de qualquer página pelo link “Minha Conta” presente no cabeçalho das</text:p>
      <text:p text:style-name="P1">páginas, uma ver que já foi efetuado o login no site com um usuário que tenha</text:p>
      <text:p text:style-name="P1">acesso a essa página.</text:p>
      <text:p text:style-name="P1"/>
      <text:p text:style-name="P1"/>
      <text:p text:style-name="P1">Figura 3.11 - Área do empresário</text:p>
      <text:p text:style-name="P1">Fonte: Elaborado pelos autores, 2013</text:p>
      <text:p text:style-name="P1"/>
      <text:p text:style-name="P1">3.1.9 Cadastro de eventos</text:p>
      <text:p text:style-name="P1">Com um empresário logado no sistema, é possível acessar a página de</text:p>
      <text:p text:style-name="P1">cadastro de eventos onde será possível inserir eventos que serão vendidos no e-</text:p>
      <text:p text:style-name="P1">commerce como mostra a figura 3.12. Para realizar o cadastro, o usuário deverá</text:p>
      <text:p text:style-name="P1">informar os dados como data e hora, valor e uma imagem que identifica o evento</text:p>
      <text:p text:style-name="P1">como uma foto do ingresso ou um banner que o apresente.</text:p>
      <text:p text:style-name="P1">Os eventos cadastrados devem ser separados em categorias como shows,</text:p>
      <text:p text:style-name="P1">teatro, cinema entre outros. Essas categorias já são previamente definidas e são</text:p>
      <text:p text:style-name="P1">utilizadas para agrupar os cadastros nos menus e prover pesquisas mais específicas</text:p>
      <text:p text:style-name="P1">para os usuários.</text:p>
      <text:p text:style-name="P1">Após o cadastro do evento, ele automaticamente aparecerá na lista “Últimos</text:p>
      <text:p text:style-name="P1">Eventos” que está presente em várias páginas do site até que outro empresário</text:p>
      <text:p text:style-name="P1">cadastre um evento e ocupe o lugar na lista.</text:p>
      <text:p text:style-name="P1"/>
      <text:p text:style-name="P1">Figura 3.12 - Cadastro de eventos</text:p>
      <text:p text:style-name="P1">Fonte: Elaborado pelos autores, 2013</text:p>
      <text:p text:style-name="P1"/>
      <text:p text:style-name="P1">3.1.10 Alterar e-mail</text:p>
      <text:p text:style-name="P1"><text:soft-page-break/>A página alterar e-mail tem o único objetivo de possibilitar ao usuário a troca</text:p>
      <text:p text:style-name="P1">do e-mail que está cadastrado em sua conta para motivos de segurança e</text:p>
      <text:p text:style-name="P1">atualização do cadastro do usuário como mostra a figura 3.13.</text:p>
      <text:p text:style-name="P1"/>
      <text:p text:style-name="P1"/>
      <text:p text:style-name="P1">Bem como as outras interfaces presentes na área do usuário, a página alterar</text:p>
      <text:p text:style-name="P1">e-mail também possui o menu de acesso aos recursos disponíveis ao usuário</text:p>
      <text:p text:style-name="P1">conectado e a lista de últimos eventos cadastrados.</text:p>
      <text:p text:style-name="P1"/>
      <text:p text:style-name="P1">Figura 3.13 - Alterar e-mail</text:p>
      <text:p text:style-name="P1">Fonte: Elaborado pelos autores, 2013</text:p>
      <text:p text:style-name="P1"/>
      <text:p text:style-name="P1">3.1.11 Alterar senha</text:p>
      <text:p text:style-name="P1">Da mesma maneira do e-mail, a página alterar senha está presente no e-</text:p>
      <text:p text:style-name="P1">commerce com a alteração de senha. O usuário poderá trocar sua senha a qualquer</text:p>
      <text:p text:style-name="P1">momento, basta apresentar a senha antiga e a nova senha como mostra a figura</text:p>
      <text:p text:style-name="P1">3.14.</text:p>
      <text:p text:style-name="P1">A tela também apresenta o menu de opções do usuário e a lista últimos</text:p>
      <text:p text:style-name="P1">eventos.</text:p>
      <text:p text:style-name="P1"/>
      <text:p text:style-name="P1">Figura 3.14 - Alterar senha</text:p>
      <text:p text:style-name="P1">Fonte: Elaborado pelos autores, 2013</text:p>
      <text:p text:style-name="P1"/>
      <text:p text:style-name="P1">3.1.12 Finalizar compra</text:p>
      <text:p text:style-name="P1">Logo após o usuário confirmar os itens do carrinho, ele é redirecionado para a</text:p>
      <text:p text:style-name="P1">página finalizar compra onde são mostradas as informações de entrega que foram</text:p>
      <text:p text:style-name="P1">informadas no cadastro da conta do usuário. E os dados da compra como o valor do</text:p>
      <text:p text:style-name="P1">frete, desconto (se tiver) e o total da compra como é apresentado na figura 3.15. É</text:p>
      <text:p text:style-name="P1">importante que o usuário tenha o número do CEP de seu endereço cadastrado em</text:p>
      <text:p text:style-name="P1">sua conta corretamente, pois ele é usado para fazer o cálculo do frete utilizando o</text:p>
      <text:p text:style-name="P1">WebService dos correios que calcula o valor e o prazo para a entrega.</text:p>
      <text:p text:style-name="P1">Nessa tela, não é possível o usuário fazer modificações nos dados o que</text:p>
      <text:p text:style-name="P1">torna a tela apenas para a confirmação dos dados antes do usuário escolher a forma</text:p>
      <text:p text:style-name="P1">de pagamento das compras.</text:p>
      <text:p text:style-name="P1">Não somente os dados da compra, a página apresenta duas formas de</text:p>
      <text:p text:style-name="P1">pagamento presentes no site. A primeira delas é o boleto bancário onde o usuário</text:p>
      <text:p text:style-name="P1">poderá visualizar ou imprimir o boleto gerado com o valor da compra realizada e</text:p>
      <text:p text:style-name="P1">efetuar o pagamento em uma agência bancária. Mostrado na figura 3.16.</text:p>
      <text:p text:style-name="P1"/>
      <text:p text:style-name="P1">Figura 3.15 - Finalizar Pedido - Confirmação dos dados</text:p>
      <text:p text:style-name="P1">Fonte: Elaborado pelos autores, 2013</text:p>
      <text:p text:style-name="P1"/>
      <text:p text:style-name="P1">Figura 3.16 - Finalizar Pedido - Boleto bancário</text:p>
      <text:p text:style-name="P1">Fonte: Elaborado pelos autores, 2013</text:p>
      <text:p text:style-name="P1"/>
      <text:p text:style-name="P1">Além disso, a segunda forma de pagamento é o cartão de crédito e</text:p>
      <text:p text:style-name="P1">escolhendo esta forma de pagamento, é mostrada uma caixa onde os dados do</text:p>
      <text:p text:style-name="P1">cartão serão preenchidos para o envio ao sistema de cobrança do cartão de crédito.</text:p>
      <text:p text:style-name="P1"/>
      <text:p text:style-name="P1"/>
      <text:p text:style-name="P1">Figura 3.17 - Finalizar Pedido - Cartão de crédito</text:p>
      <text:p text:style-name="P1">Fonte: Elaborado pelos autores, 2013</text:p>
      <text:p text:style-name="P1"><text:soft-page-break/></text:p>
      <text:p text:style-name="P1">3.1.13 Últimos pedidos</text:p>
      <text:p text:style-name="P1">A figura a seguir mostra a página onde o cliente poderá ver todos seus</text:p>
      <text:p text:style-name="P1">pedidos que já foram realizados e o status de cada um dos deles mostrando o</text:p>
      <text:p text:style-name="P1">andamento da compra. São mostrados os dados dos itens dos pedidos que podem</text:p>
      <text:p text:style-name="P1">ser observados clicando no botão Mais detalhes e as informações como quantidade</text:p>
      <text:p text:style-name="P1">de ingressos comprados e o valor de cada um deles é mostrado juntamente com a</text:p>
      <text:p text:style-name="P1">previsão de entrega e o local de entrega.</text:p>
      <text:p text:style-name="P1"/>
      <text:p text:style-name="P1"/>
      <text:p text:style-name="P1">Figura 3.18 - Últimos pedidos</text:p>
      <text:p text:style-name="P1">Fonte: Elaborado pelos autores, 2013</text:p>
      <text:p text:style-name="P1"/>
      <text:p text:style-name="P1"/>
      <text:p text:style-name="P1">3.1.14 Meus Eventos</text:p>
      <text:p text:style-name="P1">Sendo um empresário, é possível visualizar os eventos que foram</text:p>
      <text:p text:style-name="P1">cadastrados a qualquer momento acessando a página Meus Eventos da área do</text:p>
      <text:p text:style-name="P1">empresário. Nesta página é possível visualizar os eventos em duas situações como</text:p>
      <text:p text:style-name="P1">mostra a figura 3.19: os eventos que foram cadastrados e estão ativos podendo ser</text:p>
      <text:p text:style-name="P1">comprados pelos clientes, e os eventos que já foram desabilitados, ou seja, os</text:p>
      <text:p text:style-name="P1">eventos que por motivos como término dos ingressos ou prazo ultrapassado, os</text:p>
      <text:p text:style-name="P1">empresários removeram do site e os clientes não tem a possibilidade de adquiri-los.</text:p>
      <text:p text:style-name="P1">É importante ressaltar que os eventos que foram desabilitados não serão mais</text:p>
      <text:p text:style-name="P1">acessados pelos clientes que não o compraram e não poderão ser habilitados</text:p>
      <text:p text:style-name="P1">novamente.</text:p>
      <text:p text:style-name="P1"/>
      <text:p text:style-name="P1">Figura 3.19 - Meus eventos (Empresário)</text:p>
      <text:p text:style-name="P1">Fonte: Elaborado pelos autores, 2013</text:p>
      <text:p text:style-name="P1"/>
      <text:p text:style-name="P1">4 CONSIDERAÇÕES FINAIS</text:p>
      <text:p text:style-name="P1">O advento do desenvolvimento de um site para comércio eletrônico E-</text:p>
      <text:p text:style-name="P1">ingresso tem como ideia central a facilidade na compra de ingressos para atividades</text:p>
      <text:p text:style-name="P1">de lazer em geral, no qual, as pessoas poderiam ter mais acesso de forma facilitada</text:p>
      <text:p text:style-name="P1">não necessitando irem até o local da compra. O objetivo do projeto é facilitar tanto a</text:p>
      <text:p text:style-name="P1">compra como a venda de ingressos e, a partir das observações que foram</text:p>
      <text:p text:style-name="P1">realizadas, foi notado que a venda desses ingressos nos sites existentes</text:p>
      <text:p text:style-name="P1">concentram-se apenas em eventos de grandes capitais ou de cidades com grande</text:p>
      <text:p text:style-name="P1">população, e que eventos de pequenas cidades ou interioranas não possuem</text:p>
      <text:p text:style-name="P1">grande divulgação e consequentemente há uma baixa venda desses ingressos,</text:p>
      <text:p text:style-name="P1">portanto, o estudo pretende melhorar a divulgação e promover maior facilidade e</text:p>
      <text:p text:style-name="P1">agilidade na venda dos ingressos com a criação de um site especializado no</text:p>
      <text:p text:style-name="P1">assunto.</text:p>
      <text:p text:style-name="P1">Através deste estudo, foi possível constatar que a criação desse startup é</text:p>
      <text:p text:style-name="P1">viável, ou seja, o comércio eletrônico da venda de ingressos pode sim facilitar a vida</text:p>
      <text:p text:style-name="P1">das pessoas, um exemplo que deu certo foi o desenvolvedor Gabriel Benarrós que</text:p>
      <text:p text:style-name="P1">comprovou a eficiência de um sistema similar o colocando em prática e arrecadando</text:p>
      <text:p text:style-name="P1">milhões de reais para sua empresa segundo o jornal Folha de São Paulo.</text:p>
      <text:p text:style-name="P1">Da mesma forma o projeto visa desenvolver um protótipo site com uma</text:p>
      <text:p text:style-name="P1">interface simples, ou seja, sem a adição de muitos componentes animados, que</text:p>
      <text:p text:style-name="P1">tornaria a navegação mais lenta e cansativa, isso não significa que as páginas são</text:p>
      <text:p text:style-name="P1">estáticas e sem interação, mas sim que as tecnologias empregadas como, por</text:p>
      <text:p text:style-name="P1">exemplo, o Bootstrap, que nada mais é que um conjunto de componentes de jQuery</text:p>
      <text:p text:style-name="P1"><text:soft-page-break/>e CSS, que facilitam a manipulação de todos os objetos visuais em relação ao</text:p>
      <text:p text:style-name="P1">desenvolvedor, e torna a navegação mais dinâmica amigável ao usuário.</text:p>
      <text:p text:style-name="P1">Durante</text:p>
      <text:p text:style-name="P1">o</text:p>
      <text:p text:style-name="P1">desenvolvimento</text:p>
      <text:p text:style-name="P1">do</text:p>
      <text:p text:style-name="P1">projeto,</text:p>
      <text:p text:style-name="P1">algumas</text:p>
      <text:p text:style-name="P1">dificuldades</text:p>
      <text:p text:style-name="P1">foram</text:p>
      <text:p text:style-name="P1">encontradas em relação às tecnologias que foram utilizadas, mas foram importantes</text:p>
      <text:p text:style-name="P1">para aprimorar o projeto tanto no que diz respeito à modelagem do sistema quanto à</text:p>
      <text:p text:style-name="P1">programação do sistema. Certamente o objetivo de criar um protótipo funcional de</text:p>
      <text:p text:style-name="P1">um site para venda de ingressos foi alcançado.</text:p>
      <text:p text:style-name="P1">Os recursos utilizados são essenciais em qualquer projeto de sistemas web</text:p>
      <text:p text:style-name="P1">atualmente como a separação das camadas (MVC) o layout responsivo e outras59</text:p>
      <text:p text:style-name="P1">tecnologias. Ainda há um longo caminho a percorrer para que o sistema seja</text:p>
      <text:p text:style-name="P1">implantado em um servidor web, pois o foco deste trabalho está em construir as</text:p>
      <text:p text:style-name="P1">interfaces para o cadastro e a compra dos ingressos deixando assim algumas ideias</text:p>
      <text:p text:style-name="P1">que podem ser aproveitadas em projetos futuros como os relatórios de estatísticas</text:p>
      <text:p text:style-name="P1">para os empresários, aprimoramento na segurança para com os dados dos clientes</text:p>
      <text:p text:style-name="P1">e a própria publicação do site em um servidor de hospedagem.</text:p>
      <text:p text:style-name="P1"/>
      <text:p text:style-name="P1"/>
      <text:p text:style-name="P1"/>
      <text:p text:style-name="P1"/>
      <text:p text:style-name="P1">5 REFERÊNCIAS BIBLIOGRÁFICAS</text:p>
      <text:p text:style-name="P1">APACHE</text:p>
      <text:p text:style-name="P1">FOUNDATION.</text:p>
      <text:p text:style-name="P1">Apache</text:p>
      <text:p text:style-name="P1">Tomcat.</text:p>
      <text:p text:style-name="P1">Ano.</text:p>
      <text:p text:style-name="P1">Disponivel</text:p>
      <text:p text:style-name="P1">em:</text:p>
      <text:p text:style-name="P1">&lt;http://apachefoundation.wikispaces.com/Apache+Tomcat&gt; Acesso em: 17 mar.</text:p>
      <text:p text:style-name="P1">2013.</text:p>
      <text:p text:style-name="P1">BETHONICO, C. C. O. O comércio eletrônico. 2009, Dissertação (Mestrado em</text:p>
      <text:p text:style-name="P1">Direito Internacional) – Universidade Católica de Santos, Santos.</text:p>
      <text:p text:style-name="P1">DRUCKER, P.F. O futuro já chegou. Exame, n. 710, p. 112-126, mar. 2000.</text:p>
      <text:p text:style-name="P1">DRUCKER, P.F. O Melhor de Peter Drucker - Ed. Completa. 1. ed. São Paulo:</text:p>
      <text:p text:style-name="P1">Nobel, 2002.</text:p>
      <text:p text:style-name="P1">COCKBURN, A. Escrevendo Casos de Uso Eficazes - Um Guia Prático para</text:p>
      <text:p text:style-name="P1">Desenvolvedores de Software. São Paulo: Bookman, 2001.</text:p>
      <text:p text:style-name="P1">FERREIRA, E.; ELIS, D. Apresentando o HTML5. 2013. Apostila do Curso de</text:p>
      <text:p text:style-name="P1">HTML 5. W3C Brasil.</text:p>
      <text:p text:style-name="P1">GUEDES, Gilleanes T. A UML: uma abordagem prática. 3. ed. São Paulo, SP:</text:p>
      <text:p text:style-name="P1">Novatec 2008.</text:p>
      <text:p text:style-name="P1">GUISSET F. O DOM e o JavaScript. Mozilla Developer Network, 29 jan. 2011.</text:p>
      <text:p text:style-name="P1">Disponível em &lt;https://developer.mozilla.org/pt-PT/docs/O_DOM_e_o_JavaScript&gt;</text:p>
      <text:p text:style-name="P1">Acesso em 13 abr. 2011.</text:p>
      <text:p text:style-name="P1">MELLO, R. F. et al. Jsp, Servlets e J2EE. São Carlos: Department of computer</text:p>
      <text:p text:style-name="P1">Science, 2004.</text:p>
      <text:p text:style-name="P1"><text:soft-page-break/>MOZILLA DEVELOPER NETWORK. About JavaScript. 2012. Disponivel em:</text:p>
      <text:p text:style-name="P1">&lt;https://developer.mozilla.org/en-</text:p>
      <text:p text:style-name="P1">US/docs/JavaScript/About_JavaScript?redirectlocale=en-</text:p>
      <text:p text:style-name="P1">US&amp;redirectslug=About_JavaScript&gt; Acesso em: 31 mar. 2013</text:p>
      <text:p text:style-name="P1">MOZILLA</text:p>
      <text:p text:style-name="P1">DEVELOPER</text:p>
      <text:p text:style-name="P1">NETWORK.</text:p>
      <text:p text:style-name="P1">AJAX.</text:p>
      <text:p text:style-name="P1">2012.</text:p>
      <text:p text:style-name="P1">Disponivel</text:p>
      <text:p text:style-name="P1">&lt;https://developer.mozilla.org/pt-BR/docs/AJAX&gt; Acesso em 31 mar. 2013</text:p>
      <text:p text:style-name="P1">em:</text:p>
      <text:p text:style-name="P1">NASCIMENTO, R. M. E-commerce no Brasil: Perfil do mercado e do e-</text:p>
      <text:p text:style-name="P1">consumidor brasileiro. 2011, Dissertação (Master in International Management) –</text:p>
      <text:p text:style-name="P1">Escola Brasileira de Administração de Empresas - Fundação Getúlio Vargas, Rio de</text:p>
      <text:p text:style-name="P1">Janeiro.</text:p>
      <text:p text:style-name="P1">NETBEANS. Bem-Vindo ao NetBeans e ao site www.netbeans.org. Ano.</text:p>
      <text:p text:style-name="P1">Disponível em: &lt;http://netbeans.org/index_pt_PT.html&gt; Acesso em: 17 mar. 2013.</text:p>
      <text:p text:style-name="P1">OLIVEIRA, F. Jovens voltam dos EUA empreendedores. Folha de S. Paulo. São</text:p>
      <text:p text:style-name="P1">Paulo, 23 jun. 2013. Folha Mercado.61</text:p>
      <text:p text:style-name="P1">PAMPLONA V. F. Tutorial Java: O que é Java?. JavaFree.org, 28 dez. 2012.</text:p>
      <text:p text:style-name="P1">Disponível em: &lt;http://javafree.uol.com.br/artigo/871498/&gt; Acesso em 20 abr. 2013.</text:p>
      <text:p text:style-name="P1">SILVA, M. S. jQuery A Biblioteca do Programador JavaScript. São Paulo:</text:p>
      <text:p text:style-name="P1">Novatec, 2008.</text:p>
      <text:p text:style-name="P1">VASCONCELLOS, E. et al e-Commerce nas Empresas Brasileiras. São Paulo,</text:p>
      <text:p text:style-name="P1">SP: Atlas, 2012.</text:p>
      <text:p text:style-name="P1">GARONE E. O que é design responsivo? Princiweb, 08 mai. 2012. Disponível em:</text:p>
      <text:p text:style-name="P1">&lt;http://www.princiweb.com.br/blog/front-end/css/o-que-e-design-responsivo.html&gt;</text:p>
      <text:p text:style-name="P1">Acesso em 15 dez. 2013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2T23:10:05.350332881</meta:creation-date>
    <dc:date>2019-11-15T09:05:24.260903532</dc:date>
    <meta:editing-duration>PT1H27M1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4" meta:paragraph-count="1114" meta:word-count="10270" meta:character-count="69068" meta:non-whitespace-character-count="59902"/>
  </office:meta>
</office:document-meta>
</file>